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/>
    <style:font-face style:name="Lohit Devanagari1" svg:font-family="'Lohit Devanagari'"/>
    <style:font-face style:name="Arial Unicode MS" svg:font-family="'Arial Unicode MS'" style:font-family-generic="roman" style:font-pitch="variable"/>
    <style:font-face style:name="Helvetica Neue" svg:font-family="'Helvetica Neue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Corps_20_2">
      <style:paragraph-properties fo:text-align="justify" style:justify-single-word="false"/>
      <style:text-properties officeooo:paragraph-rsid="001c0350"/>
    </style:style>
    <style:style style:name="P2" style:family="paragraph" style:parent-style-name="Corps_20_2">
      <style:paragraph-properties fo:text-align="start" style:justify-single-word="false" style:writing-mode="lr-tb"/>
      <style:text-properties officeooo:paragraph-rsid="001c0350"/>
    </style:style>
    <style:style style:name="P3" style:family="paragraph" style:parent-style-name="Corps_20_2">
      <style:paragraph-properties fo:text-align="start" style:justify-single-word="false" style:writing-mode="lr-tb"/>
      <style:text-properties style:font-name="Helvetica Neue" officeooo:rsid="001ea2b0" officeooo:paragraph-rsid="001ea2b0" style:font-name-asian="Arial Unicode MS1" style:font-name-complex="Arial Unicode MS1"/>
    </style:style>
    <style:style style:name="P4" style:family="paragraph" style:parent-style-name="Sous-section_a0_2">
      <style:paragraph-properties fo:text-align="start" style:justify-single-word="false" style:writing-mode="lr-tb"/>
      <style:text-properties officeooo:paragraph-rsid="001c0350"/>
    </style:style>
    <style:style style:name="P5" style:family="paragraph" style:parent-style-name="Sous-section_a0_2">
      <style:paragraph-properties fo:text-align="start" style:justify-single-word="false" style:writing-mode="lr-tb"/>
      <style:text-properties officeooo:paragraph-rsid="001ea2b0"/>
    </style:style>
    <style:style style:name="P6" style:family="paragraph" style:parent-style-name="Sous-section_a0_2">
      <style:paragraph-properties fo:text-align="start" style:justify-single-word="false" style:writing-mode="lr-tb"/>
      <style:text-properties style:font-name="Helvetica Neue" officeooo:paragraph-rsid="001c0350" style:font-name-asian="Arial Unicode MS1" style:font-name-complex="Arial Unicode MS1"/>
    </style:style>
    <style:style style:name="P7" style:family="paragraph" style:parent-style-name="Sous-section_a0_2">
      <style:paragraph-properties fo:text-align="start" style:justify-single-word="false" style:writing-mode="lr-tb"/>
      <style:text-properties style:font-name="Helvetica Neue" officeooo:paragraph-rsid="001ea2b0" style:font-name-asian="Arial Unicode MS1" style:font-name-complex="Arial Unicode MS1"/>
    </style:style>
    <style:style style:name="P8" style:family="paragraph" style:parent-style-name="Standard">
      <style:paragraph-properties fo:text-align="start" style:justify-single-word="false" style:writing-mode="lr-tb"/>
      <style:text-properties officeooo:paragraph-rsid="001c0350"/>
    </style:style>
    <style:style style:name="P9" style:family="paragraph" style:parent-style-name="Standard">
      <style:paragraph-properties fo:text-align="start" style:justify-single-word="false" style:writing-mode="lr-tb"/>
      <style:text-properties officeooo:paragraph-rsid="001ea2b0"/>
    </style:style>
    <style:style style:name="P10" style:family="paragraph" style:parent-style-name="Corps">
      <style:paragraph-properties fo:text-align="start" style:justify-single-word="false" style:writing-mode="lr-tb"/>
      <style:text-properties style:font-name="Helvetica Neue" fo:language="fr" fo:country="FR" officeooo:paragraph-rsid="001c0350" style:font-name-asian="Arial Unicode MS1" style:font-name-complex="Arial Unicode MS1"/>
    </style:style>
    <style:style style:name="P11" style:family="paragraph" style:parent-style-name="Header">
      <style:paragraph-properties fo:text-align="start" style:justify-single-word="false" fo:break-before="page" style:writing-mode="lr-tb"/>
      <style:text-properties officeooo:paragraph-rsid="001c0350"/>
    </style:style>
    <style:style style:name="P12" style:family="paragraph" style:parent-style-name="Header">
      <style:paragraph-properties fo:text-align="start" style:justify-single-word="false" fo:break-before="page" style:writing-mode="lr-tb"/>
      <style:text-properties officeooo:paragraph-rsid="001ea2b0"/>
    </style:style>
    <style:style style:name="P13" style:family="paragraph" style:parent-style-name="Corps">
      <style:paragraph-properties fo:text-align="justify" style:justify-single-word="false"/>
      <style:text-properties officeooo:paragraph-rsid="001c0350"/>
    </style:style>
    <style:style style:name="P14" style:family="paragraph" style:parent-style-name="Corps">
      <style:text-properties officeooo:paragraph-rsid="001c0350"/>
    </style:style>
    <style:style style:name="P15" style:family="paragraph" style:parent-style-name="Corps">
      <style:text-properties officeooo:paragraph-rsid="001ea2b0"/>
    </style:style>
    <style:style style:name="P16" style:family="paragraph" style:parent-style-name="Corps">
      <style:paragraph-properties fo:text-align="justify" style:justify-single-word="false"/>
      <style:text-properties fo:language="fr" fo:country="FR" officeooo:rsid="001feec1" officeooo:paragraph-rsid="001feec1"/>
    </style:style>
    <style:style style:name="P17" style:family="paragraph" style:parent-style-name="Standard">
      <style:paragraph-properties fo:text-align="start" style:justify-single-word="false" style:writing-mode="lr-tb"/>
      <style:text-properties officeooo:paragraph-rsid="0025a480"/>
    </style:style>
    <style:style style:name="P18" style:family="paragraph" style:parent-style-name="Standard">
      <style:paragraph-properties fo:text-align="start" style:justify-single-word="false" style:writing-mode="lr-tb"/>
      <style:text-properties officeooo:paragraph-rsid="002e703a"/>
    </style:style>
    <style:style style:name="P19" style:family="paragraph" style:parent-style-name="Standard">
      <style:paragraph-properties fo:text-align="start" style:justify-single-word="false" style:writing-mode="lr-tb"/>
      <style:text-properties officeooo:paragraph-rsid="0030afdc"/>
    </style:style>
    <style:style style:name="P20" style:family="paragraph" style:parent-style-name="Standard">
      <style:paragraph-properties fo:text-align="start" style:justify-single-word="false" style:writing-mode="lr-tb"/>
      <style:text-properties officeooo:paragraph-rsid="00358987"/>
    </style:style>
    <style:style style:name="P21" style:family="paragraph" style:parent-style-name="Corps" style:list-style-name="WWNum2">
      <style:paragraph-properties fo:text-align="justify" style:justify-single-word="false"/>
      <style:text-properties officeooo:paragraph-rsid="001c0350"/>
    </style:style>
    <style:style style:name="P22" style:family="paragraph" style:parent-style-name="Corps" style:list-style-name="WWNum2">
      <style:paragraph-properties fo:text-align="justify" style:justify-single-word="false"/>
      <style:text-properties officeooo:paragraph-rsid="001ea2b0"/>
    </style:style>
    <style:style style:name="P23" style:family="paragraph" style:parent-style-name="Corps" style:list-style-name="WWNum2">
      <style:paragraph-properties fo:text-align="justify" style:justify-single-word="false"/>
      <style:text-properties officeooo:paragraph-rsid="0025a480"/>
    </style:style>
    <style:style style:name="P24" style:family="paragraph" style:parent-style-name="Corps" style:list-style-name="WWNum2">
      <style:paragraph-properties fo:text-align="justify" style:justify-single-word="false"/>
      <style:text-properties officeooo:paragraph-rsid="0029fbc1"/>
    </style:style>
    <style:style style:name="P25" style:family="paragraph" style:parent-style-name="Corps" style:list-style-name="WWNum2">
      <style:paragraph-properties fo:text-align="justify" style:justify-single-word="false"/>
      <style:text-properties officeooo:paragraph-rsid="002e703a"/>
    </style:style>
    <style:style style:name="P26" style:family="paragraph" style:parent-style-name="Corps" style:list-style-name="WWNum2">
      <style:paragraph-properties fo:text-align="justify" style:justify-single-word="false"/>
      <style:text-properties officeooo:paragraph-rsid="0030afdc"/>
    </style:style>
    <style:style style:name="P27" style:family="paragraph" style:parent-style-name="Corps" style:list-style-name="WWNum2">
      <style:paragraph-properties fo:text-align="justify" style:justify-single-word="false"/>
      <style:text-properties officeooo:paragraph-rsid="00358987"/>
    </style:style>
    <style:style style:name="P28" style:family="paragraph" style:parent-style-name="Corps" style:list-style-name="WWNum3">
      <style:paragraph-properties fo:text-align="justify" style:justify-single-word="false"/>
      <style:text-properties officeooo:paragraph-rsid="001c0350"/>
    </style:style>
    <style:style style:name="P29" style:family="paragraph" style:parent-style-name="Corps" style:list-style-name="WWNum4">
      <style:paragraph-properties fo:text-align="justify" style:justify-single-word="false"/>
      <style:text-properties officeooo:paragraph-rsid="001c0350"/>
    </style:style>
    <style:style style:name="P30" style:family="paragraph" style:parent-style-name="Corps" style:list-style-name="WWNum5">
      <style:paragraph-properties fo:text-align="justify" style:justify-single-word="false"/>
      <style:text-properties officeooo:paragraph-rsid="001c0350"/>
    </style:style>
    <style:style style:name="P31" style:family="paragraph" style:parent-style-name="Corps" style:list-style-name="WWNum6">
      <style:paragraph-properties fo:text-align="justify" style:justify-single-word="false"/>
      <style:text-properties officeooo:paragraph-rsid="001c0350"/>
    </style:style>
    <style:style style:name="P32" style:family="paragraph" style:parent-style-name="Corps" style:list-style-name="WWNum9">
      <style:paragraph-properties fo:text-align="justify" style:justify-single-word="false"/>
      <style:text-properties officeooo:paragraph-rsid="001c0350"/>
    </style:style>
    <style:style style:name="P33" style:family="paragraph" style:parent-style-name="Corps" style:list-style-name="WWNum10">
      <style:paragraph-properties fo:text-align="justify" style:justify-single-word="false"/>
      <style:text-properties officeooo:paragraph-rsid="001c0350"/>
    </style:style>
    <style:style style:name="P34" style:family="paragraph" style:parent-style-name="Corps" style:list-style-name="WWNum2">
      <style:paragraph-properties fo:text-align="justify" style:justify-single-word="false"/>
      <style:text-properties fo:language="fr" fo:country="FR" officeooo:rsid="001ea2b0" officeooo:paragraph-rsid="001ea2b0"/>
    </style:style>
    <style:style style:name="P35" style:family="paragraph" style:parent-style-name="Corps" style:list-style-name="WWNum2">
      <style:paragraph-properties fo:text-align="justify" style:justify-single-word="false"/>
      <style:text-properties fo:language="fr" fo:country="FR" officeooo:rsid="001ea2b0" officeooo:paragraph-rsid="001fed12"/>
    </style:style>
    <style:style style:name="P36" style:family="paragraph" style:parent-style-name="Corps" style:list-style-name="WWNum2">
      <style:paragraph-properties fo:text-align="justify" style:justify-single-word="false"/>
      <style:text-properties fo:language="fr" fo:country="FR" officeooo:rsid="001ea2b0" officeooo:paragraph-rsid="001feec1"/>
    </style:style>
    <style:style style:name="P37" style:family="paragraph" style:parent-style-name="Corps" style:list-style-name="WWNum2">
      <style:paragraph-properties fo:text-align="justify" style:justify-single-word="false"/>
      <style:text-properties fo:language="fr" fo:country="FR" officeooo:rsid="001ea2b0" officeooo:paragraph-rsid="0025a480"/>
    </style:style>
    <style:style style:name="P38" style:family="paragraph" style:parent-style-name="Corps" style:list-style-name="WWNum2">
      <style:paragraph-properties fo:text-align="justify" style:justify-single-word="false"/>
      <style:text-properties fo:language="fr" fo:country="FR" officeooo:rsid="001ea2b0" officeooo:paragraph-rsid="002e703a"/>
    </style:style>
    <style:style style:name="P39" style:family="paragraph" style:parent-style-name="Corps" style:list-style-name="WWNum2">
      <style:paragraph-properties fo:text-align="justify" style:justify-single-word="false"/>
      <style:text-properties fo:language="fr" fo:country="FR" officeooo:rsid="001ea2b0" officeooo:paragraph-rsid="002e82b5"/>
    </style:style>
    <style:style style:name="P40" style:family="paragraph" style:parent-style-name="Corps" style:list-style-name="WWNum2">
      <style:paragraph-properties fo:text-align="justify" style:justify-single-word="false"/>
      <style:text-properties fo:language="fr" fo:country="FR" officeooo:rsid="0020fd98" officeooo:paragraph-rsid="0020fd98"/>
    </style:style>
    <style:style style:name="P41" style:family="paragraph" style:parent-style-name="Corps" style:list-style-name="WWNum2">
      <style:paragraph-properties fo:text-align="justify" style:justify-single-word="false"/>
      <style:text-properties fo:language="fr" fo:country="FR" officeooo:rsid="0020fd98" officeooo:paragraph-rsid="0025a480"/>
    </style:style>
    <style:style style:name="P42" style:family="paragraph" style:parent-style-name="Corps" style:list-style-name="WWNum2">
      <style:paragraph-properties fo:text-align="justify" style:justify-single-word="false"/>
      <style:text-properties fo:language="fr" fo:country="FR" officeooo:rsid="0020fd98" officeooo:paragraph-rsid="0029fbc1"/>
    </style:style>
    <style:style style:name="P43" style:family="paragraph" style:parent-style-name="Corps" style:list-style-name="WWNum2">
      <style:paragraph-properties fo:text-align="justify" style:justify-single-word="false"/>
      <style:text-properties fo:language="fr" fo:country="FR" officeooo:rsid="0020fd98" officeooo:paragraph-rsid="002e703a"/>
    </style:style>
    <style:style style:name="P44" style:family="paragraph" style:parent-style-name="Corps" style:list-style-name="WWNum2">
      <style:paragraph-properties fo:text-align="justify" style:justify-single-word="false"/>
      <style:text-properties fo:language="fr" fo:country="FR" officeooo:rsid="001feec1" officeooo:paragraph-rsid="001feec1"/>
    </style:style>
    <style:style style:name="P45" style:family="paragraph" style:parent-style-name="Corps" style:list-style-name="WWNum2">
      <style:paragraph-properties fo:text-align="justify" style:justify-single-word="false"/>
      <style:text-properties fo:language="fr" fo:country="FR" officeooo:rsid="001feec1" officeooo:paragraph-rsid="0025a480"/>
    </style:style>
    <style:style style:name="P46" style:family="paragraph" style:parent-style-name="Corps" style:list-style-name="WWNum2">
      <style:paragraph-properties fo:text-align="justify" style:justify-single-word="false"/>
      <style:text-properties fo:language="fr" fo:country="FR" officeooo:rsid="001feec1" officeooo:paragraph-rsid="0028d9b3"/>
    </style:style>
    <style:style style:name="P47" style:family="paragraph" style:parent-style-name="Corps" style:list-style-name="WWNum2">
      <style:paragraph-properties fo:text-align="justify" style:justify-single-word="false"/>
      <style:text-properties fo:language="fr" fo:country="FR" officeooo:rsid="001feec1" officeooo:paragraph-rsid="002e703a"/>
    </style:style>
    <style:style style:name="P48" style:family="paragraph" style:parent-style-name="Corps" style:list-style-name="WWNum2">
      <style:paragraph-properties fo:text-align="justify" style:justify-single-word="false"/>
      <style:text-properties fo:language="fr" fo:country="FR" officeooo:rsid="001feec1" officeooo:paragraph-rsid="002e82b5"/>
    </style:style>
    <style:style style:name="P49" style:family="paragraph" style:parent-style-name="Corps" style:list-style-name="WWNum10">
      <style:paragraph-properties fo:text-align="justify" style:justify-single-word="false"/>
      <style:text-properties fo:language="fr" fo:country="FR" officeooo:rsid="001feec1" officeooo:paragraph-rsid="001feec1"/>
    </style:style>
    <style:style style:name="P50" style:family="paragraph" style:parent-style-name="Corps" style:list-style-name="WWNum2">
      <style:paragraph-properties fo:text-align="justify" style:justify-single-word="false"/>
      <style:text-properties fo:language="fr" fo:country="FR" officeooo:rsid="001e45da" officeooo:paragraph-rsid="001e45da"/>
    </style:style>
    <style:style style:name="P51" style:family="paragraph" style:parent-style-name="Corps" style:list-style-name="WWNum9">
      <style:paragraph-properties fo:text-align="justify" style:justify-single-word="false"/>
      <style:text-properties fo:language="fr" fo:country="FR" officeooo:rsid="001e45da" officeooo:paragraph-rsid="001e45da"/>
    </style:style>
    <style:style style:name="P52" style:family="paragraph" style:parent-style-name="Corps" style:list-style-name="WWNum2">
      <style:paragraph-properties fo:text-align="justify" style:justify-single-word="false"/>
      <style:text-properties fo:language="fr" fo:country="FR" officeooo:rsid="001fed12" officeooo:paragraph-rsid="001fed12"/>
    </style:style>
    <style:style style:name="P53" style:family="paragraph" style:parent-style-name="Corps" style:list-style-name="WWNum2">
      <style:paragraph-properties fo:text-align="justify" style:justify-single-word="false"/>
      <style:text-properties fo:language="fr" fo:country="FR" officeooo:rsid="001fed12" officeooo:paragraph-rsid="0025a480"/>
    </style:style>
    <style:style style:name="P54" style:family="paragraph" style:parent-style-name="Corps" style:list-style-name="WWNum2">
      <style:paragraph-properties fo:text-align="justify" style:justify-single-word="false"/>
      <style:text-properties fo:language="fr" fo:country="FR" officeooo:rsid="001fed12" officeooo:paragraph-rsid="002e703a"/>
    </style:style>
    <style:style style:name="P55" style:family="paragraph" style:parent-style-name="Corps" style:list-style-name="WWNum7">
      <style:paragraph-properties fo:text-align="justify" style:justify-single-word="false"/>
      <style:text-properties fo:language="fr" fo:country="FR" officeooo:paragraph-rsid="001c0350"/>
    </style:style>
    <style:style style:name="P56" style:family="paragraph" style:parent-style-name="Corps" style:list-style-name="WWNum8">
      <style:paragraph-properties fo:text-align="justify" style:justify-single-word="false"/>
      <style:text-properties fo:language="fr" fo:country="FR" officeooo:paragraph-rsid="001c0350"/>
    </style:style>
    <style:style style:name="P57" style:family="paragraph" style:parent-style-name="Corps" style:list-style-name="WWNum2">
      <style:paragraph-properties fo:text-align="justify" style:justify-single-word="false"/>
      <style:text-properties fo:language="fr" fo:country="FR" officeooo:paragraph-rsid="001feec1"/>
    </style:style>
    <style:style style:name="P58" style:family="paragraph" style:parent-style-name="Corps" style:list-style-name="WWNum2">
      <style:paragraph-properties fo:text-align="justify" style:justify-single-word="false"/>
      <style:text-properties fo:language="fr" fo:country="FR" officeooo:rsid="002279ac" officeooo:paragraph-rsid="002279ac"/>
    </style:style>
    <style:style style:name="P59" style:family="paragraph" style:parent-style-name="Corps">
      <style:paragraph-properties fo:text-align="justify" style:justify-single-word="false"/>
      <style:text-properties fo:language="fr" fo:country="FR" fo:font-style="italic" officeooo:paragraph-rsid="0025a480" style:font-style-asian="italic" style:font-style-complex="italic"/>
    </style:style>
    <style:style style:name="P60" style:family="paragraph" style:parent-style-name="Corps">
      <style:paragraph-properties fo:text-align="justify" style:justify-single-word="false"/>
      <style:text-properties fo:language="fr" fo:country="FR" fo:font-style="italic" officeooo:paragraph-rsid="002e703a" style:font-style-asian="italic" style:font-style-complex="italic"/>
    </style:style>
    <style:style style:name="P61" style:family="paragraph" style:parent-style-name="Corps">
      <style:paragraph-properties fo:text-align="justify" style:justify-single-word="false"/>
      <style:text-properties fo:language="fr" fo:country="FR" fo:font-style="italic" officeooo:paragraph-rsid="0030afdc" style:font-style-asian="italic" style:font-style-complex="italic"/>
    </style:style>
    <style:style style:name="P62" style:family="paragraph" style:parent-style-name="Corps">
      <style:paragraph-properties fo:text-align="justify" style:justify-single-word="false"/>
      <style:text-properties fo:language="fr" fo:country="FR" fo:font-style="italic" officeooo:paragraph-rsid="00358987" style:font-style-asian="italic" style:font-style-complex="italic"/>
    </style:style>
    <style:style style:name="P63" style:family="paragraph" style:parent-style-name="Corps" style:list-style-name="WWNum2">
      <style:paragraph-properties fo:text-align="justify" style:justify-single-word="false"/>
      <style:text-properties fo:language="fr" fo:country="FR" officeooo:rsid="002bcc23" officeooo:paragraph-rsid="002bcc23"/>
    </style:style>
    <style:style style:name="P64" style:family="paragraph" style:parent-style-name="Corps" style:list-style-name="WWNum2">
      <style:paragraph-properties fo:text-align="justify" style:justify-single-word="false"/>
      <style:text-properties fo:language="fr" fo:country="FR" officeooo:rsid="002bcc23" officeooo:paragraph-rsid="002e703a"/>
    </style:style>
    <style:style style:name="P65" style:family="paragraph" style:parent-style-name="Corps" style:list-style-name="WWNum9">
      <style:paragraph-properties fo:text-align="justify" style:justify-single-word="false"/>
      <style:text-properties fo:language="fr" fo:country="FR" officeooo:rsid="002bcc23" officeooo:paragraph-rsid="002bcc23"/>
    </style:style>
    <style:style style:name="P66" style:family="paragraph" style:parent-style-name="Corps" style:list-style-name="WWNum2">
      <style:paragraph-properties fo:text-align="justify" style:justify-single-word="false"/>
      <style:text-properties fo:language="fr" fo:country="FR" officeooo:rsid="002e82b5" officeooo:paragraph-rsid="002e82b5"/>
    </style:style>
    <style:style style:name="P67" style:family="paragraph" style:parent-style-name="Corps" style:list-style-name="WWNum2">
      <style:paragraph-properties fo:text-align="justify" style:justify-single-word="false"/>
      <style:text-properties fo:language="fr" fo:country="FR" officeooo:rsid="002f6b75" officeooo:paragraph-rsid="002f6b75"/>
    </style:style>
    <style:style style:name="P68" style:family="paragraph" style:parent-style-name="Corps" style:list-style-name="WWNum2">
      <style:paragraph-properties fo:text-align="justify" style:justify-single-word="false"/>
      <style:text-properties fo:language="fr" fo:country="FR" officeooo:rsid="003477d8" officeooo:paragraph-rsid="003477d8"/>
    </style:style>
    <style:style style:name="P69" style:family="paragraph" style:parent-style-name="Corps" style:list-style-name="WWNum2">
      <style:paragraph-properties fo:text-align="justify" style:justify-single-word="false"/>
      <style:text-properties officeooo:rsid="001ea2b0" officeooo:paragraph-rsid="001fed12"/>
    </style:style>
    <style:style style:name="P70" style:family="paragraph" style:parent-style-name="Corps" style:list-style-name="WWNum2">
      <style:paragraph-properties fo:text-align="justify" style:justify-single-word="false"/>
      <style:text-properties officeooo:rsid="001ea2b0" officeooo:paragraph-rsid="0029fbc1"/>
    </style:style>
    <style:style style:name="P71" style:family="paragraph" style:parent-style-name="Corps" style:list-style-name="WWNum2">
      <style:paragraph-properties fo:text-align="justify" style:justify-single-word="false"/>
      <style:text-properties officeooo:rsid="001fed12" officeooo:paragraph-rsid="001fed12"/>
    </style:style>
    <style:style style:name="P72" style:family="paragraph" style:parent-style-name="Corps" style:list-style-name="WWNum2">
      <style:paragraph-properties fo:text-align="justify" style:justify-single-word="false"/>
      <style:text-properties officeooo:rsid="001fed12" officeooo:paragraph-rsid="001feec1"/>
    </style:style>
    <style:style style:name="P73" style:family="paragraph" style:parent-style-name="Corps" style:list-style-name="WWNum2">
      <style:paragraph-properties fo:text-align="justify" style:justify-single-word="false"/>
      <style:text-properties officeooo:rsid="001fed12" officeooo:paragraph-rsid="0025a480"/>
    </style:style>
    <style:style style:name="P74" style:family="paragraph" style:parent-style-name="Corps" style:list-style-name="WWNum2">
      <style:paragraph-properties fo:text-align="justify" style:justify-single-word="false"/>
      <style:text-properties officeooo:rsid="001fed12" officeooo:paragraph-rsid="002e703a"/>
    </style:style>
    <style:style style:name="P75" style:family="paragraph" style:parent-style-name="Corps" style:list-style-name="WWNum2">
      <style:paragraph-properties fo:text-align="justify" style:justify-single-word="false"/>
      <style:text-properties officeooo:rsid="001e45da" officeooo:paragraph-rsid="001ea2b0"/>
    </style:style>
    <style:style style:name="P76" style:family="paragraph" style:parent-style-name="Corps">
      <style:text-properties officeooo:paragraph-rsid="0025a480"/>
    </style:style>
    <style:style style:name="P77" style:family="paragraph" style:parent-style-name="Corps">
      <style:text-properties officeooo:paragraph-rsid="002e703a"/>
    </style:style>
    <style:style style:name="P78" style:family="paragraph" style:parent-style-name="Corps">
      <style:text-properties officeooo:paragraph-rsid="0030afdc"/>
    </style:style>
    <style:style style:name="P79" style:family="paragraph" style:parent-style-name="Corps" style:list-style-name="WWNum2">
      <style:paragraph-properties fo:text-align="justify" style:justify-single-word="false"/>
      <style:text-properties officeooo:rsid="002e82b5" officeooo:paragraph-rsid="00358987"/>
    </style:style>
    <style:style style:name="P80" style:family="paragraph" style:parent-style-name="Corps" style:list-style-name="WWNum2">
      <style:paragraph-properties fo:text-align="justify" style:justify-single-word="false"/>
      <style:text-properties officeooo:rsid="003477d8" officeooo:paragraph-rsid="003477d8"/>
    </style:style>
    <style:style style:name="P81" style:family="paragraph" style:parent-style-name="Corps" style:list-style-name="WWNum2">
      <style:paragraph-properties fo:text-align="justify" style:justify-single-word="false"/>
      <style:text-properties officeooo:rsid="003477d8" officeooo:paragraph-rsid="00358987"/>
    </style:style>
    <style:style style:name="P82" style:family="paragraph" style:parent-style-name="Corps" style:list-style-name="WWNum2">
      <style:paragraph-properties fo:text-align="justify" style:justify-single-word="false"/>
      <style:text-properties officeooo:rsid="00358987" officeooo:paragraph-rsid="00358987"/>
    </style:style>
    <style:style style:name="P83" style:family="paragraph" style:parent-style-name="Corps">
      <style:paragraph-properties fo:text-align="justify" style:justify-single-word="false"/>
      <style:text-properties officeooo:rsid="00358987" officeooo:paragraph-rsid="00358987"/>
    </style:style>
    <style:style style:name="P84" style:family="paragraph" style:parent-style-name="Corps">
      <style:text-properties officeooo:paragraph-rsid="00358987"/>
    </style:style>
    <style:style style:name="P85" style:family="paragraph" style:parent-style-name="Corps" style:list-style-name="WWNum2">
      <style:paragraph-properties fo:text-align="justify" style:justify-single-word="false"/>
      <style:text-properties officeooo:rsid="0035dd3a" officeooo:paragraph-rsid="0035dd3a"/>
    </style:style>
    <style:style style:name="P86" style:family="paragraph" style:parent-style-name="Corps">
      <style:paragraph-properties fo:text-align="start" style:justify-single-word="false" style:writing-mode="lr-tb"/>
      <style:text-properties style:font-name="Helvetica Neue" fo:language="fr" fo:country="FR" officeooo:paragraph-rsid="001ea2b0" style:font-name-asian="Arial Unicode MS1" style:font-name-complex="Arial Unicode MS1"/>
    </style:style>
    <style:style style:name="P87" style:family="paragraph" style:parent-style-name="Corps">
      <style:paragraph-properties fo:text-align="start" style:justify-single-word="false" style:writing-mode="lr-tb"/>
      <style:text-properties style:font-name="Helvetica Neue" fo:language="fr" fo:country="FR" officeooo:paragraph-rsid="0025a480" style:font-name-asian="Arial Unicode MS1" style:font-name-complex="Arial Unicode MS1"/>
    </style:style>
    <style:style style:name="P88" style:family="paragraph" style:parent-style-name="Corps">
      <style:paragraph-properties fo:text-align="start" style:justify-single-word="false" style:writing-mode="lr-tb"/>
      <style:text-properties style:font-name="Helvetica Neue" fo:language="fr" fo:country="FR" officeooo:paragraph-rsid="002e703a" style:font-name-asian="Arial Unicode MS1" style:font-name-complex="Arial Unicode MS1"/>
    </style:style>
    <style:style style:name="P89" style:family="paragraph" style:parent-style-name="Corps">
      <style:paragraph-properties fo:text-align="start" style:justify-single-word="false" style:writing-mode="lr-tb"/>
      <style:text-properties style:font-name="Helvetica Neue" fo:language="fr" fo:country="FR" officeooo:paragraph-rsid="0030afdc" style:font-name-asian="Arial Unicode MS1" style:font-name-complex="Arial Unicode MS1"/>
    </style:style>
    <style:style style:name="P90" style:family="paragraph" style:parent-style-name="Corps">
      <style:paragraph-properties fo:text-align="start" style:justify-single-word="false" style:writing-mode="lr-tb"/>
      <style:text-properties style:font-name="Helvetica Neue" fo:language="fr" fo:country="FR" officeooo:paragraph-rsid="00358987" style:font-name-asian="Arial Unicode MS1" style:font-name-complex="Arial Unicode MS1"/>
    </style:style>
    <style:style style:name="P91" style:family="paragraph" style:parent-style-name="Header">
      <style:paragraph-properties fo:text-align="start" style:justify-single-word="false" fo:break-before="page" style:writing-mode="lr-tb"/>
      <style:text-properties officeooo:paragraph-rsid="0025a480"/>
    </style:style>
    <style:style style:name="P92" style:family="paragraph" style:parent-style-name="Header">
      <style:paragraph-properties fo:text-align="start" style:justify-single-word="false" fo:break-before="page" style:writing-mode="lr-tb"/>
      <style:text-properties officeooo:paragraph-rsid="002e703a"/>
    </style:style>
    <style:style style:name="P93" style:family="paragraph" style:parent-style-name="Header">
      <style:paragraph-properties fo:text-align="start" style:justify-single-word="false" fo:break-before="page" style:writing-mode="lr-tb"/>
      <style:text-properties officeooo:paragraph-rsid="0030afdc"/>
    </style:style>
    <style:style style:name="P94" style:family="paragraph" style:parent-style-name="Header">
      <style:paragraph-properties fo:text-align="start" style:justify-single-word="false" fo:break-before="page" style:writing-mode="lr-tb"/>
      <style:text-properties officeooo:paragraph-rsid="00358987"/>
    </style:style>
    <style:style style:name="P95" style:family="paragraph" style:parent-style-name="Corps_20_2">
      <style:paragraph-properties fo:text-align="start" style:justify-single-word="false" style:writing-mode="lr-tb"/>
      <style:text-properties officeooo:paragraph-rsid="001c0350"/>
    </style:style>
    <style:style style:name="P96" style:family="paragraph" style:parent-style-name="Corps_20_2">
      <style:paragraph-properties fo:text-align="start" style:justify-single-word="false" style:writing-mode="lr-tb"/>
      <style:text-properties officeooo:paragraph-rsid="0023a6ad"/>
    </style:style>
    <style:style style:name="P97" style:family="paragraph" style:parent-style-name="Corps_20_2">
      <style:paragraph-properties fo:text-align="start" style:justify-single-word="false" style:writing-mode="lr-tb"/>
      <style:text-properties officeooo:paragraph-rsid="002bcc23"/>
    </style:style>
    <style:style style:name="P98" style:family="paragraph" style:parent-style-name="Corps_20_2">
      <style:paragraph-properties fo:text-align="start" style:justify-single-word="false" style:writing-mode="lr-tb"/>
      <style:text-properties officeooo:paragraph-rsid="002e703a"/>
    </style:style>
    <style:style style:name="P99" style:family="paragraph" style:parent-style-name="Corps_20_2">
      <style:paragraph-properties fo:text-align="start" style:justify-single-word="false" style:writing-mode="lr-tb"/>
      <style:text-properties officeooo:paragraph-rsid="0030afdc"/>
    </style:style>
    <style:style style:name="P100" style:family="paragraph" style:parent-style-name="Corps_20_2">
      <style:paragraph-properties fo:text-align="start" style:justify-single-word="false" style:writing-mode="lr-tb"/>
      <style:text-properties style:font-name="Helvetica Neue" officeooo:rsid="001ea2b0" officeooo:paragraph-rsid="001ea2b0" style:font-name-asian="Arial Unicode MS1" style:font-name-complex="Arial Unicode MS1"/>
    </style:style>
    <style:style style:name="P101" style:family="paragraph" style:parent-style-name="Corps_20_2">
      <style:paragraph-properties fo:text-align="start" style:justify-single-word="false" style:writing-mode="lr-tb"/>
      <style:text-properties style:font-name="Helvetica Neue" officeooo:rsid="001fed12" officeooo:paragraph-rsid="0023a6ad" style:font-name-asian="Arial Unicode MS1" style:font-name-complex="Arial Unicode MS1"/>
    </style:style>
    <style:style style:name="P102" style:family="paragraph" style:parent-style-name="Corps_20_2">
      <style:paragraph-properties fo:text-align="start" style:justify-single-word="false" style:writing-mode="lr-tb"/>
      <style:text-properties style:font-name="Helvetica Neue" officeooo:rsid="001fed12" officeooo:paragraph-rsid="0025a480" style:font-name-asian="Arial Unicode MS1" style:font-name-complex="Arial Unicode MS1"/>
    </style:style>
    <style:style style:name="P103" style:family="paragraph" style:parent-style-name="Corps_20_2">
      <style:paragraph-properties fo:text-align="start" style:justify-single-word="false" style:writing-mode="lr-tb"/>
      <style:text-properties style:font-name="Helvetica Neue" officeooo:rsid="001fed12" officeooo:paragraph-rsid="002e703a" style:font-name-asian="Arial Unicode MS1" style:font-name-complex="Arial Unicode MS1"/>
    </style:style>
    <style:style style:name="P104" style:family="paragraph" style:parent-style-name="Corps_20_2">
      <style:paragraph-properties fo:text-align="start" style:justify-single-word="false" style:writing-mode="lr-tb"/>
      <style:text-properties officeooo:rsid="002f6b75" officeooo:paragraph-rsid="002f6b75"/>
    </style:style>
    <style:style style:name="P105" style:family="paragraph" style:parent-style-name="Sous-section_a0_2">
      <style:paragraph-properties fo:text-align="start" style:justify-single-word="false" style:writing-mode="lr-tb"/>
      <style:text-properties officeooo:paragraph-rsid="001ea2b0"/>
    </style:style>
    <style:style style:name="P106" style:family="paragraph" style:parent-style-name="Sous-section_a0_2">
      <style:paragraph-properties fo:text-align="start" style:justify-single-word="false" style:writing-mode="lr-tb"/>
      <style:text-properties officeooo:paragraph-rsid="0025a480"/>
    </style:style>
    <style:style style:name="P107" style:family="paragraph" style:parent-style-name="Sous-section_a0_2">
      <style:paragraph-properties fo:text-align="start" style:justify-single-word="false" style:writing-mode="lr-tb"/>
      <style:text-properties officeooo:paragraph-rsid="002e703a"/>
    </style:style>
    <style:style style:name="P108" style:family="paragraph" style:parent-style-name="Sous-section_a0_2">
      <style:paragraph-properties fo:text-align="start" style:justify-single-word="false" style:writing-mode="lr-tb"/>
      <style:text-properties officeooo:paragraph-rsid="0030afdc"/>
    </style:style>
    <style:style style:name="P109" style:family="paragraph" style:parent-style-name="Sous-section_a0_2">
      <style:paragraph-properties fo:text-align="start" style:justify-single-word="false" style:writing-mode="lr-tb"/>
      <style:text-properties officeooo:paragraph-rsid="00358987"/>
    </style:style>
    <style:style style:name="P110" style:family="paragraph" style:parent-style-name="Sous-section_a0_2">
      <style:paragraph-properties fo:text-align="start" style:justify-single-word="false" style:writing-mode="lr-tb"/>
      <style:text-properties style:font-name="Helvetica Neue" officeooo:paragraph-rsid="0025a480" style:font-name-asian="Arial Unicode MS1" style:font-name-complex="Arial Unicode MS1"/>
    </style:style>
    <style:style style:name="P111" style:family="paragraph" style:parent-style-name="Sous-section_a0_2">
      <style:paragraph-properties fo:text-align="start" style:justify-single-word="false" style:writing-mode="lr-tb"/>
      <style:text-properties style:font-name="Helvetica Neue" officeooo:paragraph-rsid="001c0350" style:font-name-asian="Arial Unicode MS1" style:font-name-complex="Arial Unicode MS1"/>
    </style:style>
    <style:style style:name="P112" style:family="paragraph" style:parent-style-name="Sous-section_a0_2">
      <style:paragraph-properties fo:text-align="start" style:justify-single-word="false" style:writing-mode="lr-tb"/>
      <style:text-properties style:font-name="Helvetica Neue" officeooo:paragraph-rsid="002e703a" style:font-name-asian="Arial Unicode MS1" style:font-name-complex="Arial Unicode MS1"/>
    </style:style>
    <style:style style:name="P113" style:family="paragraph" style:parent-style-name="Sous-section_a0_2">
      <style:paragraph-properties fo:text-align="start" style:justify-single-word="false" style:writing-mode="lr-tb"/>
      <style:text-properties style:font-name="Helvetica Neue" officeooo:paragraph-rsid="0030afdc" style:font-name-asian="Arial Unicode MS1" style:font-name-complex="Arial Unicode MS1"/>
    </style:style>
    <style:style style:name="P114" style:family="paragraph" style:parent-style-name="Sous-section_a0_2">
      <style:paragraph-properties fo:text-align="start" style:justify-single-word="false" style:writing-mode="lr-tb"/>
      <style:text-properties style:font-name="Helvetica Neue" officeooo:paragraph-rsid="00358987" style:font-name-asian="Arial Unicode MS1" style:font-name-complex="Arial Unicode MS1"/>
    </style:style>
    <style:style style:name="P11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Helvetica Neue" style:font-name-asian="Arial Unicode MS1" style:font-name-complex="Arial Unicode MS1"/>
    </style:style>
    <style:style style:name="T2" style:family="text">
      <style:text-properties style:font-name="Helvetica Neue" officeooo:rsid="001c0350" style:font-name-asian="Arial Unicode MS1" style:font-name-complex="Arial Unicode MS1"/>
    </style:style>
    <style:style style:name="T3" style:family="text">
      <style:text-properties style:font-name="Helvetica Neue" officeooo:rsid="001ea2b0" style:font-name-asian="Arial Unicode MS1" style:font-name-complex="Arial Unicode MS1"/>
    </style:style>
    <style:style style:name="T4" style:family="text">
      <style:text-properties style:font-name="Helvetica Neue" officeooo:rsid="001fed12" style:font-name-asian="Arial Unicode MS1" style:font-name-complex="Arial Unicode MS1"/>
    </style:style>
    <style:style style:name="T5" style:family="text">
      <style:text-properties style:font-name="Helvetica Neue" officeooo:rsid="002279ac" style:font-name-asian="Arial Unicode MS1" style:font-name-complex="Arial Unicode MS1"/>
    </style:style>
    <style:style style:name="T6" style:family="text">
      <style:text-properties style:font-name="Helvetica Neue" officeooo:rsid="0025a480" style:font-name-asian="Arial Unicode MS1" style:font-name-complex="Arial Unicode MS1"/>
    </style:style>
    <style:style style:name="T7" style:family="text">
      <style:text-properties style:font-name="Helvetica Neue" officeooo:rsid="002bcc23" style:font-name-asian="Arial Unicode MS1" style:font-name-complex="Arial Unicode MS1"/>
    </style:style>
    <style:style style:name="T8" style:family="text">
      <style:text-properties style:font-name="Helvetica Neue" officeooo:rsid="002e82b5" style:font-name-asian="Arial Unicode MS1" style:font-name-complex="Arial Unicode MS1"/>
    </style:style>
    <style:style style:name="T9" style:family="text">
      <style:text-properties style:font-name="Helvetica Neue" officeooo:rsid="002f6b75" style:font-name-asian="Arial Unicode MS1" style:font-name-complex="Arial Unicode MS1"/>
    </style:style>
    <style:style style:name="T10" style:family="text">
      <style:text-properties style:font-name="Helvetica Neue" officeooo:rsid="0030afdc" style:font-name-asian="Arial Unicode MS1" style:font-name-complex="Arial Unicode MS1"/>
    </style:style>
    <style:style style:name="T11" style:family="text">
      <style:text-properties style:font-name="Helvetica Neue" officeooo:rsid="0032cd1f" style:font-name-asian="Arial Unicode MS1" style:font-name-complex="Arial Unicode MS1"/>
    </style:style>
    <style:style style:name="T12" style:family="text">
      <style:text-properties style:font-name="Helvetica Neue" officeooo:rsid="00337915" style:font-name-asian="Arial Unicode MS1" style:font-name-complex="Arial Unicode MS1"/>
    </style:style>
    <style:style style:name="T13" style:family="text">
      <style:text-properties style:font-name="Helvetica Neue" officeooo:rsid="003477d8" style:font-name-asian="Arial Unicode MS1" style:font-name-complex="Arial Unicode MS1"/>
    </style:style>
    <style:style style:name="T14" style:family="text">
      <style:text-properties style:font-name="Helvetica Neue" officeooo:rsid="00358987" style:font-name-asian="Arial Unicode MS1" style:font-name-complex="Arial Unicode MS1"/>
    </style:style>
    <style:style style:name="T15" style:family="text">
      <style:text-properties style:font-name="Helvetica Neue" officeooo:rsid="0035dd3a" style:font-name-asian="Arial Unicode MS1" style:font-name-complex="Arial Unicode MS1"/>
    </style:style>
    <style:style style:name="T16" style:family="text">
      <style:text-properties style:font-name="Helvetica Neue" fo:language="it" fo:country="IT" style:font-name-asian="Arial Unicode MS1" style:font-name-complex="Arial Unicode MS1"/>
    </style:style>
    <style:style style:name="T17" style:family="text">
      <style:text-properties style:font-name="Helvetica Neue" fo:language="fr" fo:country="FR" officeooo:rsid="001ea2b0" style:font-name-asian="Arial Unicode MS1" style:font-name-complex="Arial Unicode MS1"/>
    </style:style>
    <style:style style:name="T18" style:family="text">
      <style:text-properties style:font-name="Arial Unicode MS" style:font-name-asian="Arial Unicode MS1" style:font-name-complex="Arial Unicode MS1"/>
    </style:style>
    <style:style style:name="T19" style:family="text">
      <style:text-properties fo:language="fr" fo:country="FR"/>
    </style:style>
    <style:style style:name="T20" style:family="text">
      <style:text-properties fo:language="fr" fo:country="FR" fo:font-style="italic" style:font-style-asian="italic" style:font-style-complex="italic"/>
    </style:style>
    <style:style style:name="T21" style:family="text">
      <style:text-properties fo:language="fr" fo:country="FR" fo:font-style="italic" officeooo:rsid="001e45da" style:font-style-asian="italic" style:font-style-complex="italic"/>
    </style:style>
    <style:style style:name="T22" style:family="text">
      <style:text-properties fo:language="fr" fo:country="FR" officeooo:rsid="001c0350"/>
    </style:style>
    <style:style style:name="T23" style:family="text">
      <style:text-properties fo:language="fr" fo:country="FR" officeooo:rsid="001e45da"/>
    </style:style>
    <style:style style:name="T24" style:family="text">
      <style:text-properties fo:language="fr" fo:country="FR" officeooo:rsid="001ea2b0"/>
    </style:style>
    <style:style style:name="T25" style:family="text">
      <style:text-properties fo:language="fr" fo:country="FR" officeooo:rsid="001fed12"/>
    </style:style>
    <style:style style:name="T26" style:family="text">
      <style:text-properties fo:language="fr" fo:country="FR" officeooo:rsid="001feec1"/>
    </style:style>
    <style:style style:name="T27" style:family="text">
      <style:text-properties fo:language="fr" fo:country="FR" officeooo:rsid="002279ac"/>
    </style:style>
    <style:style style:name="T28" style:family="text">
      <style:text-properties fo:language="fr" fo:country="FR" officeooo:rsid="0025a480"/>
    </style:style>
    <style:style style:name="T29" style:family="text">
      <style:text-properties fo:language="fr" fo:country="FR" officeooo:rsid="002769c9"/>
    </style:style>
    <style:style style:name="T30" style:family="text">
      <style:text-properties fo:language="fr" fo:country="FR" officeooo:rsid="0029fbc1"/>
    </style:style>
    <style:style style:name="T31" style:family="text">
      <style:text-properties fo:language="fr" fo:country="FR" officeooo:rsid="002bcc23"/>
    </style:style>
    <style:style style:name="T32" style:family="text">
      <style:text-properties fo:language="fr" fo:country="FR" officeooo:rsid="002e82b5"/>
    </style:style>
    <style:style style:name="T33" style:family="text">
      <style:text-properties fo:language="fr" fo:country="FR" officeooo:rsid="002f5ca8"/>
    </style:style>
    <style:style style:name="T34" style:family="text">
      <style:text-properties fo:language="fr" fo:country="FR" officeooo:rsid="00337915"/>
    </style:style>
    <style:style style:name="T35" style:family="text">
      <style:text-properties fo:language="fr" fo:country="FR" officeooo:rsid="003477d8"/>
    </style:style>
    <style:style style:name="T36" style:family="text">
      <style:text-properties fo:language="fr" fo:country="FR" officeooo:rsid="00358987"/>
    </style:style>
    <style:style style:name="T37" style:family="text">
      <style:text-properties fo:language="fr" fo:country="FR" officeooo:rsid="0035dd3a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language="it" fo:country="IT"/>
    </style:style>
    <style:style style:name="T40" style:family="text">
      <style:text-properties fo:font-variant="normal" fo:text-transform="none" fo:color="#000000" style:text-line-through-style="none" style:text-line-through-type="none" style:font-name="Helvetica Neue" style:text-underline-style="none" style:text-blinking="false" fo:background-color="transparent" loext:char-shading-value="0" style:font-name-asian="Arial Unicode MS1" style:font-name-complex="Arial Unicode MS1"/>
    </style:style>
    <style:style style:name="T41" style:family="text">
      <style:text-properties fo:font-variant="normal" fo:text-transform="none" fo:color="#000000" style:text-line-through-style="none" style:text-line-through-type="none" style:font-name="Calibri" fo:font-size="10pt" fo:font-style="normal" style:text-underline-style="none" fo:font-weight="normal" style:text-blinking="false" fo:background-color="transparent" loext:char-shading-value="0" style:font-name-asian="Arial Unicode MS1" style:font-name-complex="Arial Unicode MS1"/>
    </style:style>
    <style:style style:name="T42" style:family="text">
      <style:text-properties fo:font-variant="normal" fo:text-transform="none" fo:color="#000000" style:text-line-through-style="none" style:text-line-through-type="none" style:font-name="Calibri" fo:font-size="10pt" fo:font-style="normal" style:text-underline-style="none" fo:font-weight="normal" officeooo:rsid="00337915" style:text-blinking="false" fo:background-color="transparent" loext:char-shading-value="0" style:font-name-asian="Arial Unicode MS1" style:font-name-complex="Arial Unicode MS1"/>
    </style:style>
    <style:style style:name="T43" style:family="text">
      <style:text-properties fo:font-variant="normal" fo:text-transform="none" fo:color="#000000" style:text-line-through-style="none" style:text-line-through-type="none" style:font-name="Calibri" fo:font-size="10pt" fo:font-style="normal" style:text-underline-style="none" fo:font-weight="bold" style:text-blinking="false" fo:background-color="transparent" loext:char-shading-value="0" style:font-name-asian="Arial Unicode MS1" style:font-name-complex="Arial Unicode MS1"/>
    </style:style>
    <style:style style:name="T44" style:family="text">
      <style:text-properties fo:font-variant="normal" fo:text-transform="none" fo:color="#000000" style:text-line-through-style="none" style:text-line-through-type="none" style:font-name="Calibri" fo:font-size="10pt" fo:font-style="normal" style:text-underline-style="none" fo:font-weight="bold" officeooo:rsid="001ea2b0" style:text-blinking="false" fo:background-color="transparent" loext:char-shading-value="0" style:font-name-asian="Arial Unicode MS1" style:font-name-complex="Arial Unicode MS1"/>
    </style:style>
    <style:style style:name="T45" style:family="text">
      <style:text-properties fo:font-variant="normal" fo:text-transform="none" fo:color="#000000" style:text-line-through-style="none" style:text-line-through-type="none" style:font-name="Calibri" fo:font-size="10pt" fo:font-style="normal" style:text-underline-style="none" fo:font-weight="bold" officeooo:rsid="0025a480" style:text-blinking="false" fo:background-color="transparent" loext:char-shading-value="0" style:font-name-asian="Arial Unicode MS1" style:font-name-complex="Arial Unicode MS1"/>
    </style:style>
    <style:style style:name="T46" style:family="text">
      <style:text-properties fo:font-variant="normal" fo:text-transform="none" fo:color="#000000" style:text-line-through-style="none" style:text-line-through-type="none" style:font-name="Calibri" fo:font-size="10pt" fo:font-style="normal" style:text-underline-style="none" fo:font-weight="bold" officeooo:rsid="002e82b5" style:text-blinking="false" fo:background-color="transparent" loext:char-shading-value="0" style:font-name-asian="Arial Unicode MS1" style:font-name-complex="Arial Unicode MS1"/>
    </style:style>
    <style:style style:name="T47" style:family="text">
      <style:text-properties fo:font-variant="normal" fo:text-transform="none" fo:color="#000000" style:text-line-through-style="none" style:text-line-through-type="none" style:font-name="Calibri" fo:font-size="10pt" fo:font-style="normal" style:text-underline-style="none" fo:font-weight="bold" officeooo:rsid="0030fdc1" style:text-blinking="false" fo:background-color="transparent" loext:char-shading-value="0" style:font-name-asian="Arial Unicode MS1" style:font-name-complex="Arial Unicode MS1"/>
    </style:style>
    <style:style style:name="T48" style:family="text">
      <style:text-properties fo:font-variant="normal" fo:text-transform="none" fo:color="#000000" style:text-line-through-style="none" style:text-line-through-type="none" style:font-name="Calibri" fo:font-size="10pt" fo:font-style="normal" style:text-underline-style="none" fo:font-weight="bold" officeooo:rsid="00337915" style:text-blinking="false" fo:background-color="transparent" loext:char-shading-value="0" style:font-name-asian="Arial Unicode MS1" style:font-name-complex="Arial Unicode MS1"/>
    </style:style>
    <style:style style:name="T49" style:family="text">
      <style:text-properties fo:font-variant="normal" fo:text-transform="none" fo:color="#000000" style:text-line-through-style="none" style:text-line-through-type="none" style:font-name="Calibri" fo:font-size="10pt" fo:font-style="normal" style:text-underline-style="none" fo:font-weight="bold" officeooo:rsid="00358987" style:text-blinking="false" fo:background-color="transparent" loext:char-shading-value="0" style:font-name-asian="Arial Unicode MS1" style:font-name-complex="Arial Unicode MS1"/>
    </style:style>
    <style:style style:name="T50" style:family="text">
      <style:text-properties fo:font-variant="normal" fo:text-transform="none" fo:color="#000000" style:text-line-through-style="none" style:text-line-through-type="none" style:font-name="Calibri" fo:font-size="10pt" fo:font-style="normal" style:text-underline-style="none" fo:font-weight="bold" officeooo:rsid="0035dd3a" style:text-blinking="false" fo:background-color="transparent" loext:char-shading-value="0" style:font-name-asian="Arial Unicode MS1" style:font-name-complex="Arial Unicode MS1"/>
    </style:style>
    <style:style style:name="T51" style:family="text">
      <style:text-properties officeooo:rsid="002279ac"/>
    </style:style>
    <style:style style:name="T52" style:family="text">
      <style:text-properties officeooo:rsid="0023a6ad"/>
    </style:style>
    <style:style style:name="T53" style:family="text">
      <style:text-properties officeooo:rsid="0025a480"/>
    </style:style>
    <style:style style:name="T54" style:family="text">
      <style:text-properties officeooo:rsid="002769c9"/>
    </style:style>
    <style:style style:name="T55" style:family="text">
      <style:text-properties officeooo:rsid="0028d9b3"/>
    </style:style>
    <style:style style:name="T56" style:family="text">
      <style:text-properties officeooo:rsid="0029fbc1"/>
    </style:style>
    <style:style style:name="T57" style:family="text">
      <style:text-properties officeooo:rsid="001feec1"/>
    </style:style>
    <style:style style:name="T58" style:family="text">
      <style:text-properties officeooo:rsid="002bcc23"/>
    </style:style>
    <style:style style:name="T59" style:family="text">
      <style:text-properties officeooo:rsid="002e82b5"/>
    </style:style>
    <style:style style:name="T60" style:family="text">
      <style:text-properties officeooo:rsid="002f5ca8"/>
    </style:style>
    <style:style style:name="T61" style:family="text">
      <style:text-properties officeooo:rsid="002f6b75"/>
    </style:style>
    <style:style style:name="T62" style:family="text">
      <style:text-properties officeooo:rsid="0030afdc"/>
    </style:style>
    <style:style style:name="T63" style:family="text">
      <style:text-properties officeooo:rsid="003477d8"/>
    </style:style>
    <style:style style:name="T64" style:family="text">
      <style:text-properties officeooo:rsid="00358987"/>
    </style:style>
    <style:style style:name="gr1" style:family="graphic">
      <style:graphic-properties draw:stroke="none" svg:stroke-width="0.035cm" draw:stroke-linejoin="miter" draw:fill="none" draw:textarea-vertical-align="top" draw:auto-grow-height="false" fo:min-height="0.743cm" fo:min-width="16.759cm" fo:padding-top="0cm" fo:padding-bottom="0cm" fo:padding-left="0cm" fo:padding-right="0cm" fo:wrap-option="wrap" fo:margin-left="0.423cm" fo:margin-right="0.423cm" fo:margin-top="0.423cm" fo:margin-bottom="0.423cm" style:run-through="fore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<text:span text:style-name="T1">user_</text:span><text:span text:style-name="T2">XX</text:span><text:span text:style-name="T1">_</text:span><text:span text:style-name="T2">DASHBOARD_ADMIN_GESTION_UTILISATEUR</text:span></text:h>
      <text:h text:style-name="P6" text:outline-level="2">Besoin utilisateur </text:h>
      <text:p text:style-name="P8"><text:bookmark text:name="docs-internal-guid-f96f5523-7fff-1dd8-69f2-a2c61cdabdfe"/><text:span text:style-name="T41">En tant qu’</text:span><text:span text:style-name="T43">administrateur</text:span><text:span text:style-name="T40"> </text:span><text:span text:style-name="T41">je veux </text:span><text:span text:style-name="T43">pouvoir gérer les utilisateurs </text:span><text:span text:style-name="T41">dans le but de </text:span><text:span text:style-name="T43">les créer, les supprimer, les modifier</text:span><text:span text:style-name="T41">.</text:span></text:p>
      <text:h text:style-name="P6" text:outline-level="2">Description du processus</text:h>
      <text:list xml:id="list78966501" text:style-name="WWNum2">
        <text:list-item>
          <text:p text:style-name="P21"><text:span text:style-name="T19">Je </text:span><text:span text:style-name="T30">me connecte en tant qu’administrateur</text:span><text:span text:style-name="T24">.</text:span></text:p>
        </text:list-item>
        <text:list-item>
          <text:p text:style-name="P24"><text:span text:style-name="T24">Je clique sur l’</text:span><text:span text:style-name="T22">onglet</text:span><text:span text:style-name="T24"> « </text:span><text:span text:style-name="T22">Personnes</text:span><text:span text:style-name="T24"> » du tableau d’administration.</text:span></text:p>
        </text:list-item>
        <text:list-item>
          <text:p text:style-name="P39">Je clique sur le sous-onglet « Utilisateurs ».</text:p>
        </text:list-item>
        <text:list-item>
          <text:p text:style-name="P48">Je <text:span text:style-name="T59">vois</text:span> <text:span text:style-name="T59">un</text:span> bouton « Créer un <text:span text:style-name="T59">utilisateur »</text:span>.</text:p>
        </text:list-item>
        <text:list-item>
          <text:p text:style-name="P69"><text:span text:style-name="T32">En-dessous, j</text:span><text:span text:style-name="T19">e vois une liste de l’ensemble des utilisateurs </text:span><text:span text:style-name="T25">déjà existants</text:span><text:span text:style-name="T19">.</text:span></text:p>
        </text:list-item>
        <text:list-item>
          <text:p text:style-name="P40">Je peux filtrer les utilisateurs par rôle.</text:p>
        </text:list-item>
        <text:list-item>
          <text:p text:style-name="P40">Je peux chercher un utilisateur spécifique en remplissant un champ « Rechercher », puis en cliquant sur le bouton « Rechercher ».</text:p>
        </text:list-item>
        <text:list-item>
          <text:p text:style-name="P58">Lorsque je commence à taper le nom d’un utilisateur, une auto-complétion me propose <text:span text:style-name="T54">les</text:span> utilisateurs <text:span text:style-name="T54">correspondants</text:span>.</text:p>
        </text:list-item>
        <text:list-item>
          <text:p text:style-name="P69"><text:span text:style-name="T19">À côté de chaque utilisateur, je peux cliquer sur un bouton avec une liste déroulante permettant de « </text:span><text:span text:style-name="T26">M</text:span><text:span text:style-name="T19">odifier » ou « </text:span><text:span text:style-name="T26">S</text:span><text:span text:style-name="T19">upprimer » l’utilisateur.</text:span></text:p>
          <text:p text:style-name="P35"/>
        </text:list-item>
        <text:list-item>
          <text:p text:style-name="P71"><text:span text:style-name="T29">Lorsque je souhaite modifier un utilisateur</text:span><text:span text:style-name="T26">, j</text:span><text:span text:style-name="T19">e suis </text:span><text:span text:style-name="T26">re</text:span><text:span text:style-name="T19">dirigé vers une page </text:span><text:span text:style-name="T29">contenant les</text:span><text:span text:style-name="T26"> champs </text:span><text:span text:style-name="T29">préremplis et </text:span><text:span text:style-name="T26">modifiables</text:span><text:span text:style-name="T19">.</text:span></text:p>
        </text:list-item>
        <text:list-item>
          <text:p text:style-name="P72"><text:span text:style-name="T26">J</text:span><text:span text:style-name="T19">e clique sur le bouton « Valider </text:span><text:span text:style-name="T26">les modifications</text:span><text:span text:style-name="T19"> ».</text:span></text:p>
        </text:list-item>
        <text:list-item>
          <text:p text:style-name="P44">Je suis redirigé vers la page principale du sous-onglet « Utilisateurs ».</text:p>
        </text:list-item>
      </text:list>
      <text:p text:style-name="P16"/>
      <text:list xml:id="list162825994059157" text:continue-numbering="true" text:style-name="WWNum2">
        <text:list-item>
          <text:p text:style-name="P71"><text:span text:style-name="T29">Lorsque je souhaite supprimer un utilisateur,</text:span><text:span text:style-name="T19"> je suis redirigé </text:span><text:span text:style-name="T27">vers</text:span><text:span text:style-name="T19"> une page de confirmation.</text:span></text:p>
        </text:list-item>
        <text:list-item>
          <text:p text:style-name="P71"><text:span text:style-name="T19">Je </text:span><text:span text:style-name="T26">coche</text:span><text:span text:style-name="T19"> </text:span><text:span text:style-name="T26">si je souhaite</text:span><text:span text:style-name="T19"> désactiver ou supprimer complètement son compte.</text:span></text:p>
        </text:list-item>
        <text:list-item>
          <text:p text:style-name="P71"><text:span text:style-name="T19">Je </text:span><text:span text:style-name="T26">coche si je souhaite</text:span><text:span text:style-name="T19"> conserver ou supprimer les contenus qu’il a posté sur le site web.</text:span></text:p>
        </text:list-item>
        <text:list-item>
          <text:p text:style-name="P44">Je clique sur le bouton « Confirmer ».</text:p>
        </text:list-item>
        <text:list-item>
          <text:p text:style-name="P63">Je coche ou non une case « Envoyer un e-mail de confirmation à l’utilisateur ».</text:p>
        </text:list-item>
        <text:list-item>
          <text:p text:style-name="P44">Je suis redirigé vers la page principale du sous-onglet « Utilisateurs ».</text:p>
          <text:p text:style-name="P44"/>
        </text:list-item>
        <text:list-item>
          <text:p text:style-name="P50">Je clique sur le bouton « Créer un utilisateur ».</text:p>
        </text:list-item>
        <text:list-item>
          <text:p text:style-name="P52">Je suis <text:span text:style-name="T58">re</text:span>dirigé <text:span text:style-name="T51">vers</text:span> une page de création.</text:p>
        </text:list-item>
      </text:list>
      <text:list xml:id="list2503366426" text:style-name="WWNum3">
        <text:list-item>
          <text:p text:style-name="P28"><text:span text:style-name="T19">Je remplis le champ « Nom » avec </text:span><text:span text:style-name="T23">le</text:span><text:span text:style-name="T19"> nom de famille.</text:span></text:p>
        </text:list-item>
      </text:list>
      <text:list xml:id="list4239117806" text:style-name="WWNum4">
        <text:list-item>
          <text:p text:style-name="P29"><text:span text:style-name="T19">Je remplis le champ « Prénom » avec </text:span><text:span text:style-name="T23">le</text:span><text:span text:style-name="T19"> prénom.</text:span></text:p>
        </text:list-item>
      </text:list>
      <text:list xml:id="list1559591990" text:style-name="WWNum5">
        <text:list-item>
          <text:p text:style-name="P30"><text:span text:style-name="T19">Je remplis le champ « Adresse e-mail » avec </text:span><text:span text:style-name="T23">l’</text:span><text:span text:style-name="T19">adresse e-mail.</text:span></text:p>
        </text:list-item>
      </text:list>
      <text:list xml:id="list418419789" text:style-name="WWNum6">
        <text:list-item>
          <text:p text:style-name="P31"><text:span text:style-name="T19">Je remplis le champ « Date de naissance » avec </text:span><text:span text:style-name="T23">l</text:span><text:span text:style-name="T19">a date de naissance </text:span><text:span text:style-name="T27">avec la possibilité de cliquer sur un calendrier sous forme d’icône à droite du champ</text:span><text:span text:style-name="T19">.</text:span></text:p>
        </text:list-item>
      </text:list>
      <text:list xml:id="list2402835014" text:style-name="WWNum7">
        <text:list-item>
          <text:p text:style-name="P55">Je remplis le champ « Activité socio-professionnelle » en sélectionnant une activité parmi celles proposées <text:span text:style-name="T51">dans un menu déroulant</text:span>.</text:p>
        </text:list-item>
      </text:list>
      <text:list xml:id="list3663580411" text:style-name="WWNum8">
        <text:list-item>
          <text:p text:style-name="P56">Je remplis le champ « Code pin » avec le code pin de mon choix.</text:p>
        </text:list-item>
      </text:list>
      <text:list xml:id="list372118168" text:style-name="WWNum9">
        <text:list-item>
          <text:p text:style-name="P32"><text:span text:style-name="T19">Je remplis le champ « Confirmer le code pin » en confirmant </text:span><text:span text:style-name="T23">le</text:span><text:span text:style-name="T19"> code pin ».</text:span></text:p>
        </text:list-item>
        <text:list-item>
          <text:p text:style-name="P51">J’assigne un rôle à l’utilisateur parmi « Administrateur, créateur de contenu ou membre ».</text:p>
        </text:list-item>
        <text:list-item>
          <text:p text:style-name="P65">Je coche ou non une case « Envoyer un e-mail de validation à l’utilisateur ».</text:p>
        </text:list-item>
      </text:list>
      <text:list xml:id="list2241489489" text:style-name="WWNum10">
        <text:list-item>
          <text:p text:style-name="P33"><draw:custom-shape text:anchor-type="paragraph" draw:z-index="0" draw:name="officeArt object" draw:style-name="gr1" draw:text-style-name="P115" svg:width="16.758cm" svg:height="0.742cm" svg:x="2.117cm" svg:y="-22.33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9">Je valide </text:span><text:span text:style-name="T23">l’</text:span><text:span text:style-name="T19">inscription en cliquant sur le bouton « </text:span><text:span text:style-name="T27">Créer</text:span><text:span text:style-name="T19"> ».</text:span></text:p>
        </text:list-item>
        <text:list-item>
          <text:p text:style-name="P49">Je suis redirigé vers la page principale du sous-onglet « Utilisateurs ».</text:p>
        </text:list-item>
      </text:list>
      <text:p text:style-name="P13"><text:soft-page-break/></text:p>
      <text:p text:style-name="P1"><text:span text:style-name="T20">Si tous les champs sont correctement remplis je </text:span><text:span text:style-name="T21">l’</text:span><text:span text:style-name="T20">inscri</text:span><text:span text:style-name="T21">s</text:span><text:span text:style-name="T20"> en base de donné</text:span><text:span text:style-name="T38">es</text:span><text:span text:style-name="T20">, sinon des messages d</text:span><text:span text:style-name="T38">’</text:span><text:span text:style-name="T20">erreurs s</text:span><text:span text:style-name="T38">’</text:span><text:span text:style-name="T20">affichent au niveau des champs correspondants.</text:span></text:p>
      <text:h text:style-name="P4" text:outline-level="2"><text:span text:style-name="T1">Description de l</text:span><text:span text:style-name="T18">’</text:span><text:span text:style-name="T1">interface utilisateur</text:span></text:h>
      <text:p text:style-name="P14"><text:span text:style-name="T19">Cf. Maquette n</text:span><text:span text:style-name="T39">°</text:span><text:span text:style-name="T19">#</text:span>.</text:p>
      <text:h text:style-name="P4" text:outline-level="2"><text:span text:style-name="T1">R</text:span><text:span text:style-name="T18">è</text:span><text:span text:style-name="T1">gles de gestion compl</text:span><text:span text:style-name="T18">é</text:span><text:span text:style-name="T1">mentaires</text:span></text:h>
      <text:p text:style-name="P2"><text:span text:style-name="T1">- L</text:span><text:span text:style-name="T18">’</text:span><text:span text:style-name="T1">e-mail doit </text:span><text:span text:style-name="T18">ê</text:span><text:span text:style-name="T1">tre sous la forme nom d'utilisateur, suivi d</text:span><text:span text:style-name="T18">’</text:span><text:span text:style-name="T1">un arobase, puis du nom de domaine de l</text:span><text:span text:style-name="T18">’</text:span><text:span text:style-name="T1">h</text:span><text:span text:style-name="T18">é</text:span><text:span text:style-name="T1">bergeur mail.</text:span></text:p>
      <text:p text:style-name="P2"><text:span text:style-name="T1">- La date de naissance doit </text:span><text:span text:style-name="T18">ê</text:span><text:span text:style-name="T16">tre post</text:span><text:span text:style-name="T18">é</text:span><text:span text:style-name="T1">rieure </text:span><text:span text:style-name="T18">à </text:span><text:span text:style-name="T1">la date du jour </text:span><text:span text:style-name="T5">et sous le format jj/mm/aaaa.</text:span></text:p>
      <text:p text:style-name="P2"><text:span text:style-name="T1">- Le code pin doit </text:span><text:span text:style-name="T18">ê</text:span><text:span text:style-name="T16">tre compos</text:span><text:span text:style-name="T18">é </text:span><text:span text:style-name="T1">de 4 chiffres.</text:span></text:p>
      <text:p text:style-name="P2"><text:span text:style-name="T1">- </text:span><text:span text:style-name="T11">Lorsqu’un utilisateur s’inscrit sur le site web, un e-mail de validation lui est envoyé automatiquement sur lequel il doit cliquer sur un lien afin de confirmer son inscription. Cet e-mail a une durée limitée de 48 heures. Lorsque la validation a été effectuée, un e-mail de confirmation de création du compte lui est envoyé.</text:span></text:p>
      <text:h text:style-name="P4" text:outline-level="2"><text:span text:style-name="T1">Crit</text:span><text:span text:style-name="T18">è</text:span><text:span text:style-name="T1">res d</text:span><text:span text:style-name="T18">’</text:span><text:span text:style-name="T1">acceptation</text:span></text:h>
      <text:p text:style-name="P2"><text:span text:style-name="T1">- </text:span><text:span text:style-name="T17">À</text:span><text:span text:style-name="T5"> côté de chaque champ obligatoire figure une étoile indiquant que ces champs le sont.</text:span></text:p>
      <text:p text:style-name="P2"><text:span text:style-name="T5">- S’ils ne sont pas remplis, au moment de cliquer sur « Valider », </text:span><text:span text:style-name="T10">la validation n’est pas acceptée. L</text:span><text:span text:style-name="T5">’encadrement des champs non remplis apparaît en rouge accompagné d’un message </text:span><text:span text:style-name="T10">également en rouge incitant à les remplir</text:span><text:span text:style-name="T5">.</text:span></text:p>
      <text:p text:style-name="P2"><text:span text:style-name="T1">- En cas de code</text:span><text:span text:style-name="T3">s</text:span><text:span text:style-name="T1"> PIN non conforme</text:span><text:span text:style-name="T3">s</text:span><text:span text:style-name="T1">, un message </text:span><text:span text:style-name="T10">en rouge </text:span><text:span text:style-name="T1">indique que les codes ne correspondent pas.</text:span></text:p>
      <text:p text:style-name="P96"><text:span text:style-name="T1">- </text:span><text:span text:style-name="T4">Après chaque action validée, un message de confirmation de l’action effectuée s’affiche </text:span><text:span text:style-name="T10">en vert</text:span><text:span text:style-name="T4">.</text:span></text:p>
      <text:h text:style-name="P6" text:outline-level="2">Estimation</text:h>
      <text:p text:style-name="P10">X points, X heures.</text:p>
      <text:h text:style-name="P12" text:outline-level="1"><text:span text:style-name="T1">user_</text:span><text:span text:style-name="T2">XX</text:span><text:span text:style-name="T1">_</text:span><text:span text:style-name="T2">DASHBOARD_ADMIN_GESTION_</text:span><text:span text:style-name="T4">ROLE_</text:span><text:span text:style-name="T2">UTILISATEUR</text:span></text:h>
      <text:h text:style-name="P7" text:outline-level="2">Besoin utilisateur </text:h>
      <text:p text:style-name="P9"><text:bookmark text:name="docs-internal-guid-f96f5523-7fff-1dd8-69f2-a2c61cdabdfe1"/><text:span text:style-name="T41">En tant qu’</text:span><text:span text:style-name="T43">administrateur</text:span><text:span text:style-name="T40"> </text:span><text:span text:style-name="T41">je veux </text:span><text:span text:style-name="T43">pouvoir </text:span><text:span text:style-name="T44">créer, </text:span><text:span text:style-name="T43">gérer </text:span><text:span text:style-name="T44">et assigner des rôles aux</text:span><text:span text:style-name="T43"> utilisateurs </text:span><text:span text:style-name="T41">dans le but de </text:span><text:span text:style-name="T44">leur accorder ou restreindre des droits d’utilisation du site web</text:span><text:span text:style-name="T41">.</text:span></text:p>
      <text:h text:style-name="P7" text:outline-level="2">Description du processus</text:h>
      <text:list xml:id="list162825408947872" text:continue-list="list162825994059157" text:style-name="WWNum2">
        <text:list-item>
          <text:p text:style-name="P24"><text:span text:style-name="T19">Je </text:span><text:span text:style-name="T30">me connecte en tant qu’administrateur</text:span><text:span text:style-name="T24">.</text:span></text:p>
        </text:list-item>
        <text:list-item>
          <text:p text:style-name="P22"><text:span text:style-name="T19">Je clique sur l’</text:span><text:span text:style-name="T22">onglet</text:span><text:span text:style-name="T19"> « </text:span><text:span text:style-name="T22">Personnes</text:span><text:span text:style-name="T19"> » </text:span><text:span text:style-name="T24">du tableau d’administration.</text:span></text:p>
        </text:list-item>
        <text:list-item>
          <text:p text:style-name="P39">Je clique sur le sous-onglet « Droits ».</text:p>
        </text:list-item>
        <text:list-item>
          <text:p text:style-name="P48">Je <text:span text:style-name="T59">vois</text:span> <text:span text:style-name="T59">un</text:span> bouton « Créer un <text:span text:style-name="T59">rôle »</text:span>.</text:p>
        </text:list-item>
        <text:list-item>
          <text:p text:style-name="P52"><text:span text:style-name="T59">En-dessous, j</text:span>e vois une liste des différents rôles déjà <text:span text:style-name="T60">existants</text:span>.</text:p>
        </text:list-item>
        <text:list-item>
          <text:p text:style-name="P71"><text:span text:style-name="T19">À côté de chaque rôle, je </text:span><text:span text:style-name="T26">c</text:span><text:span text:style-name="T19">lique sur un bouton avec une liste déroulante permettant soit de </text:span><text:span text:style-name="T28">le </text:span><text:span text:style-name="T19">« </text:span><text:span text:style-name="T26">M</text:span><text:span text:style-name="T19">odifier », soit de </text:span><text:span text:style-name="T28">le </text:span><text:span text:style-name="T19">« </text:span><text:span text:style-name="T26">S</text:span><text:span text:style-name="T19">upprimer », à l’exception des rôles « </text:span><text:span text:style-name="T26">A</text:span><text:span text:style-name="T19">dministrateur », « </text:span><text:span text:style-name="T26">M</text:span><text:span text:style-name="T19">embre » et « </text:span><text:span text:style-name="T26">U</text:span><text:span text:style-name="T19">tilisateur ».</text:span></text:p>
          <text:p text:style-name="P52"/>
        </text:list-item>
        <text:list-item>
          <text:p text:style-name="P52">Lorsque je souhaite modifier un rôle, je suis redirigé <text:span text:style-name="T52">vers</text:span> une page listant tous ses droits avec la possibilité de les modifier <text:span text:style-name="T51">via des cases à cocher ou à décocher.</text:span></text:p>
        </text:list-item>
        <text:list-item>
          <text:p text:style-name="P72"><text:span text:style-name="T26">J</text:span><text:span text:style-name="T19">e clique sur le bouton « Valider </text:span><text:span text:style-name="T26">les modifications</text:span><text:span text:style-name="T19"> ».</text:span></text:p>
        </text:list-item>
        <text:list-item>
          <text:p text:style-name="P44">Je suis redirigé vers la page principale du sous-onglet « <text:span text:style-name="T55">Droits »</text:span>.</text:p>
          <text:p text:style-name="P44"/>
        </text:list-item>
        <text:list-item>
          <text:p text:style-name="P52">Lorsque je souhaite supprimer un rôle, je suis <text:span text:style-name="T58">re</text:span>dirigé <text:span text:style-name="T52">vers</text:span> une page de confirmation.</text:p>
        </text:list-item>
        <text:list-item>
          <text:p text:style-name="P44">Si je souhaite toujours supprimer le rôle, je clique sur le bouton « Confirmer ».</text:p>
        </text:list-item>
        <text:list-item>
          <text:p text:style-name="P46">Je suis redirigé vers la page principale du sous-onglet « Droits ».</text:p>
          <text:p text:style-name="P44"/>
        </text:list-item>
        <text:list-item>
          <text:p text:style-name="P75"><text:span text:style-name="T19">Je clique sur le bouton « Créer un </text:span><text:span text:style-name="T24">rôle</text:span><text:span text:style-name="T19"> »</text:span><text:span text:style-name="T24">.</text:span></text:p>
        </text:list-item>
        <text:list-item>
          <text:p text:style-name="P70"><text:span text:style-name="T19">Je </text:span><text:span text:style-name="T25">suis </text:span><text:span text:style-name="T31">re</text:span><text:span text:style-name="T25">dirigé </text:span><text:span text:style-name="T31">vers</text:span><text:span text:style-name="T25"> une page </text:span><text:span text:style-name="T31">de création</text:span><text:span text:style-name="T19">.</text:span></text:p>
        </text:list-item>
        <text:list-item>
          <text:p text:style-name="P42"><text:span text:style-name="T19">Je remplis le champ « Nom ».</text:span></text:p>
        </text:list-item>
        <text:list-item>
          <text:p text:style-name="P34">Je coche les droits à accorde<text:span text:style-name="T52">r parmi une liste de l’ensemble des droits de gestion du site web.</text:span></text:p>
        </text:list-item>
        <text:list-item>
          <text:p text:style-name="P36">Je clique sur le bouton « Valider ».</text:p>
        </text:list-item>
        <text:list-item>
          <text:p text:style-name="P57"><text:span text:style-name="T57">Je suis redirigé vers la page principale du sous-onglet « Droits ».</text:span></text:p>
        </text:list-item>
      </text:list>
      <text:h text:style-name="P5" text:outline-level="2"><text:span text:style-name="T1">Description de l</text:span><text:span text:style-name="T18">’</text:span><text:span text:style-name="T1">interface utilisateur</text:span></text:h>
      <text:p text:style-name="P15"><text:span text:style-name="T19">Cf. Maquette n</text:span><text:span text:style-name="T39">°</text:span><text:span text:style-name="T19">#</text:span>.</text:p>
      <text:h text:style-name="P5" text:outline-level="2"><text:span text:style-name="T1">R</text:span><text:span text:style-name="T18">è</text:span><text:span text:style-name="T1">gles de gestion compl</text:span><text:span text:style-name="T18">é</text:span><text:span text:style-name="T1">mentaires</text:span></text:h>
      <text:p text:style-name="P3">- L’administrateur doit avoir par défaut tous les droits et ceux-ci ne doivent pas être modifiables.</text:p>
      <text:p text:style-name="P3">- <text:span text:style-name="T52">Les droits assignés au rôle utilisateur sont automatiquement aux autres rôles par défaut.</text:span></text:p>
      <text:h text:style-name="P5" text:outline-level="2"><text:span text:style-name="T1">Crit</text:span><text:span text:style-name="T18">è</text:span><text:span text:style-name="T1">res d</text:span><text:span text:style-name="T18">’</text:span><text:span text:style-name="T1">acceptation</text:span></text:h>
      <text:p text:style-name="P97"><text:span text:style-name="T5">- S</text:span><text:span text:style-name="T7">i le champ « Nom » n’est pas rempli</text:span><text:span text:style-name="T5"> au moment de cliquer sur « Valider », </text:span><text:span text:style-name="T10">la validation n’est pas acceptée. L</text:span><text:span text:style-name="T5">’encadrement d</text:span><text:span text:style-name="T7">u</text:span><text:span text:style-name="T5"> champ apparaît en rouge accompagné d’un message </text:span><text:span text:style-name="T10">également en rouge incitant à le remplir</text:span><text:span text:style-name="T5">.</text:span></text:p>
      <text:p text:style-name="P101"><text:soft-page-break/><text:span text:style-name="T1">- Après chaque action validée, un message de confirmation de l’action effectuée s’affiche </text:span><text:span text:style-name="T62">en vert</text:span><text:span text:style-name="T1">.</text:span></text:p>
      <text:h text:style-name="P7" text:outline-level="2">Estimation</text:h>
      <text:p text:style-name="P86">X points, X heures.</text:p>
      <text:h text:style-name="P91" text:outline-level="1"><text:span text:style-name="T1">user_</text:span><text:span text:style-name="T2">XX</text:span><text:span text:style-name="T1">_</text:span><text:span text:style-name="T2">DASHBOARD_ADMIN_GESTION_</text:span><text:span text:style-name="T6">CATEGORIES</text:span></text:h>
      <text:h text:style-name="P110" text:outline-level="2">Besoin utilisateur </text:h>
      <text:p text:style-name="P17"><text:bookmark text:name="docs-internal-guid-f96f5523-7fff-1dd8-69f2-a2c61cdabdfe11"/><text:span text:style-name="T41">En tant qu’</text:span><text:span text:style-name="T43">administrateur</text:span><text:span text:style-name="T40"> </text:span><text:span text:style-name="T41">je veux </text:span><text:span text:style-name="T43">pouvoir gérer</text:span><text:span text:style-name="T44"> des </text:span><text:span text:style-name="T45">catégories</text:span><text:span text:style-name="T44"> </text:span><text:span text:style-name="T45">pour les articles</text:span><text:span text:style-name="T43"> </text:span><text:span text:style-name="T41">dans le but de </text:span><text:span text:style-name="T45">les créer, éditer et supprimer</text:span><text:span text:style-name="T41">.</text:span></text:p>
      <text:h text:style-name="P110" text:outline-level="2">Description du processus</text:h>
      <text:list xml:id="list162825396619027" text:continue-numbering="true" text:style-name="WWNum2">
        <text:list-item>
          <text:p text:style-name="P24"><text:span text:style-name="T19">Je </text:span><text:span text:style-name="T30">me connecte en tant qu’administrateur</text:span><text:span text:style-name="T24">.</text:span></text:p>
        </text:list-item>
        <text:list-item>
          <text:p text:style-name="P23"><text:span text:style-name="T19">Je clique sur l’</text:span><text:span text:style-name="T22">onglet</text:span><text:span text:style-name="T19"> « </text:span><text:span text:style-name="T28">Contenu</text:span><text:span text:style-name="T19"> » </text:span><text:span text:style-name="T24">du tableau d’administration.</text:span></text:p>
        </text:list-item>
        <text:list-item>
          <text:p text:style-name="P37">Je clique sur le sous-onglet « <text:span text:style-name="T53">Catégories</text:span> ».</text:p>
        </text:list-item>
        <text:list-item>
          <text:p text:style-name="P48">Je <text:span text:style-name="T59">vois</text:span> <text:span text:style-name="T59">un</text:span> bouton « Créer un<text:span text:style-name="T56">e</text:span> <text:span text:style-name="T56">catégorie »</text:span>.</text:p>
        </text:list-item>
        <text:list-item>
          <text:p text:style-name="P53"><text:span text:style-name="T59">En-dessous, j</text:span>e vois une liste des différent<text:span text:style-name="T53">e</text:span>s <text:span text:style-name="T53">catégories</text:span> déjà <text:span text:style-name="T60">existantes</text:span>.</text:p>
        </text:list-item>
        <text:list-item>
          <text:p text:style-name="P73"><text:span text:style-name="T19">À côté de chaque </text:span><text:span text:style-name="T28">catégorie</text:span><text:span text:style-name="T19">, je </text:span><text:span text:style-name="T26">c</text:span><text:span text:style-name="T19">lique sur un bouton avec une liste déroulante permettant soit de </text:span><text:span text:style-name="T28">la </text:span><text:span text:style-name="T19">« </text:span><text:span text:style-name="T26">M</text:span><text:span text:style-name="T19">odifier », soit de </text:span><text:span text:style-name="T28">la </text:span><text:span text:style-name="T19">« </text:span><text:span text:style-name="T26">S</text:span><text:span text:style-name="T19">upprimer ».</text:span></text:p>
          <text:p text:style-name="P53"/>
        </text:list-item>
        <text:list-item>
          <text:p text:style-name="P53">Lorsque je souhaite modifier un<text:span text:style-name="T54">e</text:span> <text:span text:style-name="T54">catégorie</text:span>, je suis redirigé <text:span text:style-name="T52">vers</text:span> une page <text:span text:style-name="T54">contenant le champ « Nom » prérempli et modifiable.</text:span></text:p>
        </text:list-item>
        <text:list-item>
          <text:p text:style-name="P73"><text:span text:style-name="T26">J</text:span><text:span text:style-name="T19">e clique sur le bouton « Valider </text:span><text:span text:style-name="T26">les modifications</text:span><text:span text:style-name="T19"> ».</text:span></text:p>
        </text:list-item>
        <text:list-item>
          <text:p text:style-name="P45">Je suis redirigé vers la page principale du sous-onglet « <text:span text:style-name="T54">Catégories ».</text:span></text:p>
          <text:p text:style-name="P45"/>
        </text:list-item>
        <text:list-item>
          <text:p text:style-name="P53">Lorsque je souhaite supprimer un<text:span text:style-name="T55">e</text:span> <text:span text:style-name="T55">catégorie</text:span>, je suis <text:span text:style-name="T58">re</text:span>dirigé <text:span text:style-name="T52">vers</text:span> une page de confirmation.</text:p>
        </text:list-item>
        <text:list-item>
          <text:p text:style-name="P45">Si je souhaite toujours supprimer <text:span text:style-name="T55">la catégorie</text:span>, je clique sur le bouton « Confirmer ».</text:p>
        </text:list-item>
        <text:list-item>
          <text:p text:style-name="P45">Je suis redirigé vers la page principale du sous-onglet « <text:span text:style-name="T60">Catégories »</text:span>.</text:p>
          <text:p text:style-name="P45"/>
        </text:list-item>
        <text:list-item>
          <text:p text:style-name="P45">Je clique sur le bouton « Créer un<text:span text:style-name="T56">e</text:span> <text:span text:style-name="T56">catégorie »</text:span>.</text:p>
        </text:list-item>
        <text:list-item>
          <text:p text:style-name="P63">Je suis redirigé vers une page de création.</text:p>
        </text:list-item>
        <text:list-item>
          <text:p text:style-name="P41">Je remplis le champ « Nom ».</text:p>
        </text:list-item>
        <text:list-item>
          <text:p text:style-name="P45">Je clique sur <text:span text:style-name="T58">le bouton </text:span>« Valider ».</text:p>
        </text:list-item>
        <text:list-item>
          <text:p text:style-name="P45">Je suis redirigé vers la page principale du sous-onglet « <text:span text:style-name="T58">Catégories »</text:span>.</text:p>
        </text:list-item>
      </text:list>
      <text:p text:style-name="P59"/>
      <text:h text:style-name="P106" text:outline-level="2"><text:span text:style-name="T1">Description de l</text:span><text:span text:style-name="T18">’</text:span><text:span text:style-name="T1">interface utilisateur</text:span></text:h>
      <text:p text:style-name="P76"><text:span text:style-name="T19">Cf. Maquette n</text:span><text:span text:style-name="T39">°</text:span><text:span text:style-name="T19">#</text:span>.</text:p>
      <text:h text:style-name="P106" text:outline-level="2"><text:span text:style-name="T1">R</text:span><text:span text:style-name="T18">è</text:span><text:span text:style-name="T1">gles de gestion compl</text:span><text:span text:style-name="T18">é</text:span><text:span text:style-name="T1">mentaires</text:span></text:h>
      <text:h text:style-name="P106" text:outline-level="2"><text:span text:style-name="T1">Crit</text:span><text:span text:style-name="T18">è</text:span><text:span text:style-name="T1">res d</text:span><text:span text:style-name="T18">’</text:span><text:span text:style-name="T1">acceptation</text:span></text:h>
      <text:p text:style-name="P97"><text:span text:style-name="T5">- S</text:span><text:span text:style-name="T7">i le champ « Nom » n’est pas rempli</text:span><text:span text:style-name="T5"> au moment de cliquer sur « Valider », </text:span><text:span text:style-name="T9">la validation n’est pas acceptée. L</text:span><text:span text:style-name="T5">’encadrement d</text:span><text:span text:style-name="T7">u</text:span><text:span text:style-name="T5"> champ apparaît en rouge accompagné d’un message </text:span><text:span text:style-name="T9">également en rouge incitant à le remplir</text:span><text:span text:style-name="T5">.</text:span></text:p>
      <text:p text:style-name="P102">- Après chaque action validée, un message de confirmation de l’action effectuée s’affiche <text:span text:style-name="T61">en vert</text:span>.</text:p>
      <text:h text:style-name="P110" text:outline-level="2">Estimation</text:h>
      <text:p text:style-name="P87">X points, X heures.</text:p>
      <text:h text:style-name="P92" text:outline-level="1"><text:span text:style-name="T1">user_</text:span><text:span text:style-name="T2">XX</text:span><text:span text:style-name="T1">_</text:span><text:span text:style-name="T2">DASHBOARD_ADMIN_GESTION_</text:span><text:span text:style-name="T8">SONDAGES</text:span></text:h>
      <text:h text:style-name="P112" text:outline-level="2">Besoin utilisateur </text:h>
      <text:p text:style-name="P18"><text:bookmark text:name="docs-internal-guid-f96f5523-7fff-1dd8-69f2-a2c61cdabdfe111"/><text:span text:style-name="T41">En tant qu’</text:span><text:span text:style-name="T43">administrateur</text:span><text:span text:style-name="T40"> </text:span><text:span text:style-name="T41">je veux </text:span><text:span text:style-name="T43">pouvoir gérer</text:span><text:span text:style-name="T44"> des </text:span><text:span text:style-name="T46">sondages</text:span><text:span text:style-name="T43"> </text:span><text:span text:style-name="T41">dans le but de </text:span><text:span text:style-name="T45">les créer, éditer et supprimer</text:span><text:span text:style-name="T41">.</text:span></text:p>
      <text:h text:style-name="P112" text:outline-level="2">Description du processus</text:h>
      <text:list xml:id="list162825918454915" text:continue-numbering="true" text:style-name="WWNum2">
        <text:list-item>
          <text:p text:style-name="P25"><text:span text:style-name="T19">Je </text:span><text:span text:style-name="T30">me connecte en tant qu’administrateur</text:span><text:span text:style-name="T24">.</text:span></text:p>
        </text:list-item>
        <text:list-item>
          <text:p text:style-name="P25"><text:span text:style-name="T19">Je clique sur l’</text:span><text:span text:style-name="T22">onglet</text:span><text:span text:style-name="T19"> « </text:span><text:span text:style-name="T28">Contenu</text:span><text:span text:style-name="T19"> » </text:span><text:span text:style-name="T24">du tableau d’administration.</text:span></text:p>
        </text:list-item>
        <text:list-item>
          <text:p text:style-name="P38">Je clique sur le sous-onglet « <text:span text:style-name="T59">Sondages »</text:span>.</text:p>
        </text:list-item>
        <text:list-item>
          <text:p text:style-name="P66">Je vois un bouton « Créer un sondage ».</text:p>
        </text:list-item>
        <text:list-item>
          <text:p text:style-name="P54"><text:span text:style-name="T59">En-dessous, j</text:span>e vois une liste des différents <text:span text:style-name="T59">sondages</text:span> déjà <text:span text:style-name="T60">existants</text:span>.</text:p>
        </text:list-item>
        <text:list-item>
          <text:p text:style-name="P74"><text:span text:style-name="T19">À côté de chaque </text:span><text:span text:style-name="T33">sondage</text:span><text:span text:style-name="T19">, je </text:span><text:span text:style-name="T26">c</text:span><text:span text:style-name="T19">lique sur un bouton avec une liste déroulante permettant soit de </text:span><text:span text:style-name="T28">l</text:span><text:span text:style-name="T33">e</text:span><text:span text:style-name="T28"> </text:span><text:span text:style-name="T19">« </text:span><text:span text:style-name="T26">M</text:span><text:span text:style-name="T19">odifier », soit de </text:span><text:span text:style-name="T28">l</text:span><text:span text:style-name="T33">e</text:span><text:span text:style-name="T28"> </text:span><text:span text:style-name="T19">« </text:span><text:span text:style-name="T26">S</text:span><text:span text:style-name="T19">upprimer ».</text:span></text:p>
          <text:p text:style-name="P54"/>
        </text:list-item>
        <text:list-item>
          <text:p text:style-name="P54">Lorsque je souhaite modifier un <text:span text:style-name="T60">sondage</text:span>, je suis redirigé <text:span text:style-name="T52">vers</text:span> <text:span text:style-name="T63">sa</text:span> page <text:span text:style-name="T63">de modification.</text:span></text:p>
        </text:list-item>
        <text:list-item>
          <text:p text:style-name="P68">Je peux modifier le champ « Nom » prérempli.</text:p>
        </text:list-item>
        <text:list-item>
          <text:p text:style-name="P68">Je peux modifier <text:span text:style-name="T64">les différentes réponses ou en ajouter.</text:span></text:p>
        </text:list-item>
        <text:list-item>
          <text:p text:style-name="P74"><text:span text:style-name="T26">J</text:span><text:span text:style-name="T19">e clique sur le bouton « Valider </text:span><text:span text:style-name="T26">les modifications</text:span><text:span text:style-name="T19"> ».</text:span></text:p>
        </text:list-item>
        <text:list-item>
          <text:p text:style-name="P47">Je suis redirigé vers la page principale du sous-onglet « <text:span text:style-name="T60">Sondages »</text:span>.</text:p>
          <text:p text:style-name="P47"/>
        </text:list-item>
        <text:list-item>
          <text:p text:style-name="P54">Lorsque je souhaite supprimer un <text:span text:style-name="T60">sondage</text:span>, je suis <text:span text:style-name="T58">re</text:span>dirigé <text:span text:style-name="T52">vers</text:span> une page de confirmation.</text:p>
        </text:list-item>
        <text:list-item>
          <text:p text:style-name="P47">Si je souhaite toujours supprimer <text:span text:style-name="T55">le sondage</text:span>, je clique sur le bouton « Confirmer ».</text:p>
        </text:list-item>
        <text:list-item>
          <text:p text:style-name="P47">Je suis redirigé vers la page principale du sous-onglet « <text:span text:style-name="T60">Sondages »</text:span>.</text:p>
          <text:p text:style-name="P47"/>
        </text:list-item>
        <text:list-item>
          <text:p text:style-name="P47">Je clique sur le bouton « Créer un <text:span text:style-name="T60">sondage »</text:span>.</text:p>
        </text:list-item>
        <text:list-item>
          <text:p text:style-name="P64">Je suis redirigé vers une page de création.</text:p>
        </text:list-item>
        <text:list-item>
          <text:p text:style-name="P43">Je remplis le champ « Nom ».</text:p>
        </text:list-item>
        <text:list-item>
          <text:p text:style-name="P67">Je clique sur le bouton « Plus » afin d’ajouter une réponse.</text:p>
        </text:list-item>
        <text:list-item>
          <text:p text:style-name="P47">Je clique sur <text:span text:style-name="T58">le bouton </text:span>« Valider ».</text:p>
        </text:list-item>
        <text:list-item>
          <text:p text:style-name="P47">Je suis redirigé vers la page principale du sous-onglet « <text:span text:style-name="T60">Sondages »</text:span>.</text:p>
        </text:list-item>
      </text:list>
      <text:p text:style-name="P60"/>
      <text:h text:style-name="P107" text:outline-level="2"><text:span text:style-name="T1">Description de l</text:span><text:span text:style-name="T18">’</text:span><text:span text:style-name="T1">interface utilisateur</text:span></text:h>
      <text:p text:style-name="P77"><text:span text:style-name="T19">Cf. Maquette n</text:span><text:span text:style-name="T39">°</text:span><text:span text:style-name="T19">#</text:span>.</text:p>
      <text:h text:style-name="P107" text:outline-level="2"><text:span text:style-name="T1">R</text:span><text:span text:style-name="T18">è</text:span><text:span text:style-name="T1">gles de gestion compl</text:span><text:span text:style-name="T18">é</text:span><text:span text:style-name="T1">mentaires</text:span></text:h>
      <text:p text:style-name="P98"><text:span text:style-name="T1">- </text:span><text:span text:style-name="T9">Chaque sondage doit avoir au minimum deux réponses possibles pour être créé.</text:span></text:p>
      <text:p text:style-name="P104"><text:span text:style-name="T1">- Les réponses de chaque sondage se présente</text:span><text:span text:style-name="T10">nt</text:span><text:span text:style-name="T1"> sous la forme d’une liste avec des boutons radios.</text:span></text:p>
      <text:p text:style-name="P104"><text:span text:style-name="T1">- Il ne doit être possible de valider qu’une seule réponse par sondage.</text:span></text:p>
      <text:p text:style-name="P104"><text:span text:style-name="T1">- Un utilisateur ne peut répondre qu’une seule fois par sondage.</text:span></text:p>
      <text:h text:style-name="P107" text:outline-level="2"><text:span text:style-name="T1">Crit</text:span><text:span text:style-name="T18">è</text:span><text:span text:style-name="T1">res d</text:span><text:span text:style-name="T18">’</text:span><text:span text:style-name="T1">acceptation</text:span></text:h>
      <text:p text:style-name="P98"><text:soft-page-break/><text:span text:style-name="T5">- S</text:span><text:span text:style-name="T7">i le champ « Nom » n’est pas rempli</text:span><text:span text:style-name="T5"> au moment de cliquer sur « Valider », </text:span><text:span text:style-name="T9">la validation, n’est pas acceptée. L</text:span><text:span text:style-name="T5">’encadrement d</text:span><text:span text:style-name="T7">u</text:span><text:span text:style-name="T5"> champ apparaît en rouge accompagné d’un message </text:span><text:span text:style-name="T9">également en rouge incitant à le remplir.</text:span></text:p>
      <text:p text:style-name="P103">- Après chaque action validée, un message de confirmation de l’action effectuée s’affiche <text:span text:style-name="T61">en vert</text:span>.</text:p>
      <text:p text:style-name="P103">- <text:span text:style-name="T61">Si un utilisateur a déjà répondu au sondage auquel il accède, il ne verra que les résultats sans la possibilité de revoter.</text:span></text:p>
      <text:h text:style-name="P112" text:outline-level="2">Estimation</text:h>
      <text:p text:style-name="P88">X points, X heures.</text:p>
      <text:h text:style-name="P93" text:outline-level="1"><text:span text:style-name="T1">user_</text:span><text:span text:style-name="T2">XX</text:span><text:span text:style-name="T1">_</text:span><text:span text:style-name="T12">MEMBRE</text:span><text:span text:style-name="T2">_</text:span><text:span text:style-name="T8">SONDAGES</text:span></text:h>
      <text:h text:style-name="P113" text:outline-level="2">Besoin utilisateur </text:h>
      <text:p text:style-name="P19"><text:bookmark text:name="docs-internal-guid-f96f5523-7fff-1dd8-69f2-a2c61cdabdfe1111"/><text:span text:style-name="T41">En tant qu</text:span><text:span text:style-name="T42">e </text:span><text:span text:style-name="T48">membre</text:span><text:span text:style-name="T40"> </text:span><text:span text:style-name="T41">je veux </text:span><text:span text:style-name="T43">pouvoir </text:span><text:span text:style-name="T47">accéder aux</text:span><text:span text:style-name="T44"> </text:span><text:span text:style-name="T46">sondages</text:span><text:span text:style-name="T43"> </text:span><text:span text:style-name="T41">dans le but de </text:span><text:span text:style-name="T47">voter</text:span><text:span text:style-name="T41">.</text:span></text:p>
      <text:h text:style-name="P113" text:outline-level="2">Description du processus</text:h>
      <text:list xml:id="list162825190723060" text:continue-numbering="true" text:style-name="WWNum2">
        <text:list-item>
          <text:p text:style-name="P26"><text:span text:style-name="T19">Je </text:span><text:span text:style-name="T30">me connecte en tant qu</text:span><text:span text:style-name="T34">e me</text:span><text:span text:style-name="T35">m</text:span><text:span text:style-name="T34">bre</text:span><text:span text:style-name="T24">.</text:span></text:p>
        </text:list-item>
        <text:list-item>
          <text:p text:style-name="P26"><text:span text:style-name="T19">Je clique sur « </text:span><text:span text:style-name="T34">Sondages »</text:span><text:span text:style-name="T19"> </text:span><text:span text:style-name="T24">d</text:span><text:span text:style-name="T36">ans le</text:span><text:span text:style-name="T24"> </text:span><text:span text:style-name="T34">menu </text:span><text:span text:style-name="T36">principal</text:span><text:span text:style-name="T24">.</text:span></text:p>
        </text:list-item>
        <text:list-item>
          <text:p text:style-name="P85"><text:span text:style-name="T24">J</text:span><text:span text:style-name="T19">e suis redirigé sur la page en question listant les différents sondages en cours.</text:span></text:p>
        </text:list-item>
        <text:list-item>
          <text:p text:style-name="P80"><text:span text:style-name="T19">Je clique sur le sondage auquel je souhaite voter.</text:span></text:p>
        </text:list-item>
        <text:list-item>
          <text:p text:style-name="P80"><text:span text:style-name="T19">Je </text:span><text:span text:style-name="T36">sélectionne une réponse</text:span><text:span text:style-name="T19">.</text:span></text:p>
        </text:list-item>
        <text:list-item>
          <text:p text:style-name="P82"><text:span text:style-name="T19">Je clique sur le bouton « Voter ».</text:span></text:p>
        </text:list-item>
        <text:list-item>
          <text:p text:style-name="P82"><text:span text:style-name="T19">Je clique sur le bouton « Confirmer mon vote ».</text:span></text:p>
        </text:list-item>
        <text:list-item>
          <text:p text:style-name="P82"><text:span text:style-name="T19">Une fois mon vote validé, je vois les résultats.</text:span></text:p>
        </text:list-item>
      </text:list>
      <text:p text:style-name="P83"><text:span text:style-name="T19"/></text:p>
      <text:list xml:id="list162824379150165" text:continue-numbering="true" text:style-name="WWNum2">
        <text:list-item>
          <text:p text:style-name="P82"><text:span text:style-name="T19">Dans « Mon compte », je clique sur « Sondages ».</text:span></text:p>
        </text:list-item>
        <text:list-item>
          <text:p text:style-name="P82"><text:span text:style-name="T19">Je vois une liste des sondages auxquels j’ai participé.</text:span></text:p>
        </text:list-item>
      </text:list>
      <text:p text:style-name="P61"/>
      <text:h text:style-name="P108" text:outline-level="2"><text:span text:style-name="T1">Description de l</text:span><text:span text:style-name="T18">’</text:span><text:span text:style-name="T1">interface utilisateur</text:span></text:h>
      <text:p text:style-name="P78"><text:span text:style-name="T19">Cf. Maquette n</text:span><text:span text:style-name="T39">°</text:span><text:span text:style-name="T19">#</text:span>.</text:p>
      <text:h text:style-name="P108" text:outline-level="2"><text:span text:style-name="T1">R</text:span><text:span text:style-name="T18">è</text:span><text:span text:style-name="T1">gles de gestion compl</text:span><text:span text:style-name="T18">é</text:span><text:span text:style-name="T1">mentaires</text:span></text:h>
      <text:p text:style-name="P99"><text:span text:style-name="T1">- </text:span><text:span text:style-name="T12">Si aucun sondage n’est ouvert, un message en informe le membre.</text:span></text:p>
      <text:p text:style-name="P99"><text:span text:style-name="T12">- </text:span><text:span text:style-name="T13">Un membre ne peut voter qu’une seule fois à un sondage.</text:span></text:p>
      <text:h text:style-name="P108" text:outline-level="2"><text:span text:style-name="T1">Crit</text:span><text:span text:style-name="T18">è</text:span><text:span text:style-name="T1">res d</text:span><text:span text:style-name="T18">’</text:span><text:span text:style-name="T1">acceptation</text:span></text:h>
      <text:p text:style-name="P99"><text:span text:style-name="T1">- </text:span><text:span text:style-name="T14">Si un membre accède à un sondage auquel il a déjà voté, il voit directement les résultats sans la possibilité de revoter.</text:span></text:p>
      <text:p text:style-name="P99"><text:span text:style-name="T14">- </text:span><text:span text:style-name="T15">Un membre ne peut sélectionner qu’une seule réponse parmi celles proposées dans chaque sondage.</text:span></text:p>
      <text:h text:style-name="P113" text:outline-level="2">Estimation</text:h>
      <text:p text:style-name="P89">X points, X heures.</text:p>
      <text:h text:style-name="P94" text:outline-level="1"><text:span text:style-name="T1">user_</text:span><text:span text:style-name="T2">XX</text:span><text:span text:style-name="T1">_</text:span><text:span text:style-name="T14">UTILISATEUR</text:span><text:span text:style-name="T2">_</text:span><text:span text:style-name="T14">MENTIONS_LEGALES</text:span></text:h>
      <text:h text:style-name="P114" text:outline-level="2">Besoin utilisateur </text:h>
      <text:p text:style-name="P20"><text:bookmark text:name="docs-internal-guid-f96f5523-7fff-1dd8-69f2-a2c61cdabdfe11111"/><text:span text:style-name="T41">En tant qu’</text:span><text:span text:style-name="T49">utilisateur</text:span><text:span text:style-name="T40"> </text:span><text:span text:style-name="T41">je veux </text:span><text:span text:style-name="T43">pouvoir </text:span><text:span text:style-name="T47">accéder aux</text:span><text:span text:style-name="T44"> </text:span><text:span text:style-name="T49">mentions légales</text:span><text:span text:style-name="T43"> </text:span><text:span text:style-name="T41">dans le but de </text:span><text:span text:style-name="T50">prendre connaissance des règles du site web</text:span><text:span text:style-name="T41">.</text:span></text:p>
      <text:h text:style-name="P114" text:outline-level="2">Description du processus</text:h>
      <text:list xml:id="list162826377337345" text:continue-numbering="true" text:style-name="WWNum2">
        <text:list-item>
          <text:p text:style-name="P27"><text:span text:style-name="T19">J</text:span><text:span text:style-name="T34">’</text:span><text:span text:style-name="T37">accède au site web en tant qu’utilisateur.</text:span></text:p>
        </text:list-item>
        <text:list-item>
          <text:p text:style-name="P27"><text:span text:style-name="T19">Je clique sur « </text:span><text:span text:style-name="T37">Mentions légales </text:span><text:span text:style-name="T34">»</text:span><text:span text:style-name="T19"> </text:span><text:span text:style-name="T24">d</text:span><text:span text:style-name="T36">ans le</text:span><text:span text:style-name="T24"> </text:span><text:span text:style-name="T34">menu </text:span><text:span text:style-name="T36">principal</text:span><text:span text:style-name="T24">.</text:span></text:p>
        </text:list-item>
        <text:list-item>
          <text:p text:style-name="P85"><text:span text:style-name="T24">J</text:span><text:span text:style-name="T19">e suis redirigé sur la page en question.</text:span></text:p>
        </text:list-item>
        <text:list-item>
          <text:p text:style-name="P85"><text:span text:style-name="T36">J</text:span><text:span text:style-name="T19">e vois la politique du site web en matière de protection des données.</text:span></text:p>
        </text:list-item>
        <text:list-item>
          <text:p text:style-name="P85"><text:span text:style-name="T19">Je vois la politique du site web en matière de droits d’auteur.</text:span></text:p>
        </text:list-item>
        <text:list-item>
          <text:p text:style-name="P85"><text:span text:style-name="T19">Je vois qui est en charge de la production du site web.</text:span></text:p>
        </text:list-item>
      </text:list>
      <text:p text:style-name="P62"/>
      <text:h text:style-name="P109" text:outline-level="2"><text:span text:style-name="T1">Description de l</text:span><text:span text:style-name="T18">’</text:span><text:span text:style-name="T1">interface utilisateur</text:span></text:h>
      <text:p text:style-name="P84"><text:span text:style-name="T19">Cf. Maquette n</text:span><text:span text:style-name="T39">°</text:span><text:span text:style-name="T19">#</text:span>.</text:p>
      <text:h text:style-name="P109" text:outline-level="2"><text:span text:style-name="T1">R</text:span><text:span text:style-name="T18">è</text:span><text:span text:style-name="T1">gles de gestion compl</text:span><text:span text:style-name="T18">é</text:span><text:span text:style-name="T1">mentaires</text:span></text:h>
      <text:h text:style-name="P109" text:outline-level="2"><text:span text:style-name="T1">Crit</text:span><text:span text:style-name="T18">è</text:span><text:span text:style-name="T1">res d</text:span><text:span text:style-name="T18">’</text:span><text:span text:style-name="T1">acceptation</text:span></text:h>
      <text:h text:style-name="P114" text:outline-level="2">Estimation</text:h>
      <text:p text:style-name="P90">X points, X heur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/>
    <style:font-face style:name="Lohit Devanagari1" svg:font-family="'Lohit Devanagari'"/>
    <style:font-face style:name="Arial Unicode MS" svg:font-family="'Arial Unicode MS'" style:font-family-generic="roman" style:font-pitch="variable"/>
    <style:font-face style:name="Helvetica Neue" svg:font-family="'Helvetica Neue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n-tête_20_secondaire" style:display-name="En-tête secondaire" style:family="paragraph" style:default-outline-level="1" style:list-style-name="">
      <loext:graphic-properties draw:fill-color="#ffffff"/>
      <style:paragraph-properties fo:margin-left="0cm" fo:margin-right="0cm" fo:margin-top="0cm" fo:margin-bottom="0cm" loext:contextual-spacing="false" fo:line-height="120%" fo:text-align="start" style:justify-single-word="false" fo:keep-together="auto" fo:orphans="2" fo:widows="2" fo:hyphenation-ladder-count="no-limit" fo:text-indent="0cm" style:auto-text-indent="false" fo:break-before="auto" fo:break-after="auto" fo:keep-with-next="auto" style:writing-mode="lr-tb"/>
      <style:text-properties fo:text-transform="uppercase" fo:color="#357ca2" style:text-outline="false" style:text-line-through-style="none" style:text-line-through-type="none" style:text-position="0% 100%" style:font-name="Helvetica Neue" fo:font-family="'Helvetica Neue'" style:font-family-generic="roman" style:font-pitch="variable" fo:font-size="11pt" fo:letter-spacing="0.007cm" fo:language="fr" fo:country="FR" fo:font-style="normal" style:text-underline-style="none" fo:font-weight="bold" style:letter-kerning="false" style:font-name-asian="Arial Unicode MS1" style:font-family-asian="'Arial Unicode MS'" style:font-family-generic-asian="system" style:font-pitch-asian="variable" style:font-size-asian="11pt" style:font-style-asian="normal" style:font-weight-asian="bold" style:font-name-complex="Arial Unicode MS1" style:font-family-complex="'Arial Unicode MS'" style:font-family-generic-complex="system" style:font-pitch-complex="variable" style:font-size-complex="11pt" style:font-style-complex="normal" style:font-weight-complex="bold" fo:hyphenate="true" fo:hyphenation-remain-char-count="2" fo:hyphenation-push-char-count="2"/>
    </style:style>
    <style:style style:name="Corps" style:family="paragraph" style:default-outline-level="">
      <loext:graphic-properties draw:fill-color="#ffffff"/>
      <style:paragraph-properties fo:margin-left="0cm" fo:margin-right="0cm" fo:margin-top="0cm" fo:margin-bottom="0cm" loext:contextual-spacing="false" fo:line-height="130%" fo:text-align="start" style:justify-single-word="false" fo:keep-together="auto" fo:orphans="2" fo:widows="2" fo:hyphenation-ladder-count="no-limit" fo:text-indent="0cm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roman" style:font-pitch="variable" fo:font-size="10pt" fo:letter-spacing="normal" fo:font-style="normal" style:text-underline-style="none" fo:font-weight="normal" style:letter-kerning="false" style:font-name-asian="Arial Unicode MS1" style:font-family-asian="'Arial Unicode MS'" style:font-family-generic-asian="system" style:font-pitch-asian="variable" style:font-size-asian="10pt" style:font-style-asian="normal" style:font-weight-asian="normal" style:font-name-complex="Arial Unicode MS1" style:font-family-complex="'Arial Unicode MS'" style:font-family-generic-complex="system" style:font-pitch-complex="variable" style:font-size-complex="10pt" style:font-style-complex="normal" style:font-weight-complex="normal" fo:hyphenate="true" fo:hyphenation-remain-char-count="2" fo:hyphenation-push-char-count="2"/>
    </style:style>
    <style:style style:name="Header" style:family="paragraph" style:parent-style-name="Standard" style:next-style-name="Corps_20_2" style:default-outline-level="1" style:list-style-name="" style:class="extra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keep-with-next="auto" style:writing-mode="lr-tb"/>
      <style:text-properties fo:text-transform="uppercase" fo:color="#434343" style:text-outline="false" style:text-line-through-style="none" style:text-line-through-type="none" style:text-position="0% 100%" style:font-name="Helvetica Neue" fo:font-family="'Helvetica Neue'" style:font-family-generic="roman" style:font-pitch="variable" fo:font-size="18pt" fo:letter-spacing="0.012cm" fo:language="fr" fo:country="FR" fo:font-style="normal" style:text-underline-style="none" fo:font-weight="normal" style:letter-kerning="fals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fo:hyphenate="true" fo:hyphenation-remain-char-count="2" fo:hyphenation-push-char-count="2"/>
    </style:style>
    <style:style style:name="Corps_20_2" style:display-name="Corps 2" style:family="paragraph" style:default-outline-level="">
      <loext:graphic-properties draw:fill-color="#ffffff"/>
      <style:paragraph-properties fo:margin-left="0cm" fo:margin-right="0cm" fo:margin-top="0cm" fo:margin-bottom="0.318cm" loext:contextual-spacing="false" fo:line-height="120%" fo:text-align="start" style:justify-single-word="false" fo:keep-together="auto" fo:orphans="2" fo:widows="2" fo:hyphenation-ladder-count="no-limit" fo:text-indent="0cm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roman" style:font-pitch="variable" fo:font-size="10pt" fo:letter-spacing="normal" fo:language="fr" fo:country="FR" fo:font-style="normal" style:text-underline-style="none" fo:font-weight="normal" style:letter-kerning="false" style:font-name-asian="Arial Unicode MS1" style:font-family-asian="'Arial Unicode MS'" style:font-family-generic-asian="system" style:font-pitch-asian="variable" style:font-size-asian="10pt" style:font-style-asian="normal" style:font-weight-asian="normal" style:font-name-complex="Arial Unicode MS1" style:font-family-complex="'Arial Unicode MS'" style:font-family-generic-complex="system" style:font-pitch-complex="variable" style:font-size-complex="10pt" style:font-style-complex="normal" style:font-weight-complex="normal" fo:hyphenate="false" fo:hyphenation-remain-char-count="2" fo:hyphenation-push-char-count="2"/>
    </style:style>
    <style:style style:name="Sous-section_a0_2" style:display-name="Sous-section 2" style:family="paragraph" style:next-style-name="Corps_20_2" style:default-outline-level="2" style:list-style-name="">
      <loext:graphic-properties draw:fill-color="#ffffff"/>
      <style:paragraph-properties fo:margin-left="0cm" fo:margin-right="0cm" fo:margin-top="0.353cm" fo:margin-bottom="0.247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keep-with-next="auto" style:writing-mode="lr-tb"/>
      <style:text-properties fo:font-variant="normal" fo:text-transform="none" fo:color="#357ca2" style:text-outline="false" style:text-line-through-style="none" style:text-line-through-type="none" style:text-position="0% 100%" style:font-name="Helvetica Neue" fo:font-family="'Helvetica Neue'" style:font-family-generic="roman" style:font-pitch="variable" fo:font-size="11pt" fo:letter-spacing="normal" fo:language="fr" fo:country="FR" fo:font-style="normal" style:text-underline-style="none" fo:font-weight="bold" style:letter-kerning="false" style:font-name-asian="Arial Unicode MS1" style:font-family-asian="'Arial Unicode MS'" style:font-family-generic-asian="system" style:font-pitch-asian="variable" style:font-size-asian="11pt" style:font-style-asian="normal" style:font-weight-asian="bold" style:font-name-complex="Arial Unicode MS1" style:font-family-complex="'Arial Unicode MS'" style:font-family-generic-complex="system" style:font-pitch-complex="variable" style:font-size-complex="11pt" style:font-style-complex="normal" style:font-weight-complex="bold" fo:hyphenate="true" fo:hyphenation-remain-char-count="2" fo:hyphenation-push-char-count="2"/>
    </style:style>
    <style:style style:name="Character_5f_20_5f_style" style:display-name="Character_20_style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381cm" fo:margin-left="0.381cm"/>
        </style:list-level-properties>
      </text:list-level-style-bullet>
      <text:list-level-style-bullet text:level="2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388cm" fo:margin-left="0.776cm"/>
        </style:list-level-properties>
      </text:list-level-style-bullet>
      <text:list-level-style-bullet text:level="3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388cm" fo:margin-left="1.164cm"/>
        </style:list-level-properties>
      </text:list-level-style-bullet>
      <text:list-level-style-bullet text:level="4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388cm" fo:margin-left="1.552cm"/>
        </style:list-level-properties>
      </text:list-level-style-bullet>
      <text:list-level-style-bullet text:level="5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388cm" fo:margin-left="1.94cm"/>
        </style:list-level-properties>
      </text:list-level-style-bullet>
      <text:list-level-style-bullet text:level="6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388cm" fo:margin-left="2.328cm"/>
        </style:list-level-properties>
      </text:list-level-style-bullet>
      <text:list-level-style-bullet text:level="7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388cm" fo:margin-left="2.716cm"/>
        </style:list-level-properties>
      </text:list-level-style-bullet>
      <text:list-level-style-bullet text:level="8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388cm" fo:margin-left="3.104cm"/>
        </style:list-level-properties>
      </text:list-level-style-bullet>
      <text:list-level-style-bullet text:level="9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388cm" fo:margin-left="3.49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381cm" fo:margin-left="0.381cm"/>
        </style:list-level-properties>
      </text:list-level-style-bullet>
      <text:list-level-style-bullet text:level="2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388cm" fo:margin-left="0.776cm"/>
        </style:list-level-properties>
      </text:list-level-style-bullet>
      <text:list-level-style-bullet text:level="3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388cm" fo:margin-left="1.164cm"/>
        </style:list-level-properties>
      </text:list-level-style-bullet>
      <text:list-level-style-bullet text:level="4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388cm" fo:margin-left="1.552cm"/>
        </style:list-level-properties>
      </text:list-level-style-bullet>
      <text:list-level-style-bullet text:level="5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388cm" fo:margin-left="1.94cm"/>
        </style:list-level-properties>
      </text:list-level-style-bullet>
      <text:list-level-style-bullet text:level="6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388cm" fo:margin-left="2.328cm"/>
        </style:list-level-properties>
      </text:list-level-style-bullet>
      <text:list-level-style-bullet text:level="7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388cm" fo:margin-left="2.716cm"/>
        </style:list-level-properties>
      </text:list-level-style-bullet>
      <text:list-level-style-bullet text:level="8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388cm" fo:margin-left="3.104cm"/>
        </style:list-level-properties>
      </text:list-level-style-bullet>
      <text:list-level-style-bullet text:level="9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388cm" fo:margin-left="3.49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381cm" fo:margin-left="0.381cm"/>
        </style:list-level-properties>
      </text:list-level-style-bullet>
      <text:list-level-style-bullet text:level="2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388cm" fo:margin-left="0.776cm"/>
        </style:list-level-properties>
      </text:list-level-style-bullet>
      <text:list-level-style-bullet text:level="3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388cm" fo:margin-left="1.164cm"/>
        </style:list-level-properties>
      </text:list-level-style-bullet>
      <text:list-level-style-bullet text:level="4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388cm" fo:margin-left="1.552cm"/>
        </style:list-level-properties>
      </text:list-level-style-bullet>
      <text:list-level-style-bullet text:level="5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388cm" fo:margin-left="1.94cm"/>
        </style:list-level-properties>
      </text:list-level-style-bullet>
      <text:list-level-style-bullet text:level="6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388cm" fo:margin-left="2.328cm"/>
        </style:list-level-properties>
      </text:list-level-style-bullet>
      <text:list-level-style-bullet text:level="7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388cm" fo:margin-left="2.716cm"/>
        </style:list-level-properties>
      </text:list-level-style-bullet>
      <text:list-level-style-bullet text:level="8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388cm" fo:margin-left="3.104cm"/>
        </style:list-level-properties>
      </text:list-level-style-bullet>
      <text:list-level-style-bullet text:level="9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388cm" fo:margin-left="3.49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381cm" fo:margin-left="0.381cm"/>
        </style:list-level-properties>
      </text:list-level-style-bullet>
      <text:list-level-style-bullet text:level="2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388cm" fo:margin-left="0.776cm"/>
        </style:list-level-properties>
      </text:list-level-style-bullet>
      <text:list-level-style-bullet text:level="3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388cm" fo:margin-left="1.164cm"/>
        </style:list-level-properties>
      </text:list-level-style-bullet>
      <text:list-level-style-bullet text:level="4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388cm" fo:margin-left="1.552cm"/>
        </style:list-level-properties>
      </text:list-level-style-bullet>
      <text:list-level-style-bullet text:level="5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388cm" fo:margin-left="1.94cm"/>
        </style:list-level-properties>
      </text:list-level-style-bullet>
      <text:list-level-style-bullet text:level="6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388cm" fo:margin-left="2.328cm"/>
        </style:list-level-properties>
      </text:list-level-style-bullet>
      <text:list-level-style-bullet text:level="7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388cm" fo:margin-left="2.716cm"/>
        </style:list-level-properties>
      </text:list-level-style-bullet>
      <text:list-level-style-bullet text:level="8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388cm" fo:margin-left="3.104cm"/>
        </style:list-level-properties>
      </text:list-level-style-bullet>
      <text:list-level-style-bullet text:level="9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388cm" fo:margin-left="3.49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381cm" fo:margin-left="0.381cm"/>
        </style:list-level-properties>
      </text:list-level-style-bullet>
      <text:list-level-style-bullet text:level="2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388cm" fo:margin-left="0.776cm"/>
        </style:list-level-properties>
      </text:list-level-style-bullet>
      <text:list-level-style-bullet text:level="3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388cm" fo:margin-left="1.164cm"/>
        </style:list-level-properties>
      </text:list-level-style-bullet>
      <text:list-level-style-bullet text:level="4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388cm" fo:margin-left="1.552cm"/>
        </style:list-level-properties>
      </text:list-level-style-bullet>
      <text:list-level-style-bullet text:level="5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388cm" fo:margin-left="1.94cm"/>
        </style:list-level-properties>
      </text:list-level-style-bullet>
      <text:list-level-style-bullet text:level="6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388cm" fo:margin-left="2.328cm"/>
        </style:list-level-properties>
      </text:list-level-style-bullet>
      <text:list-level-style-bullet text:level="7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388cm" fo:margin-left="2.716cm"/>
        </style:list-level-properties>
      </text:list-level-style-bullet>
      <text:list-level-style-bullet text:level="8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388cm" fo:margin-left="3.104cm"/>
        </style:list-level-properties>
      </text:list-level-style-bullet>
      <text:list-level-style-bullet text:level="9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388cm" fo:margin-left="3.49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381cm" fo:margin-left="0.381cm"/>
        </style:list-level-properties>
      </text:list-level-style-bullet>
      <text:list-level-style-bullet text:level="2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388cm" fo:margin-left="0.776cm"/>
        </style:list-level-properties>
      </text:list-level-style-bullet>
      <text:list-level-style-bullet text:level="3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388cm" fo:margin-left="1.164cm"/>
        </style:list-level-properties>
      </text:list-level-style-bullet>
      <text:list-level-style-bullet text:level="4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388cm" fo:margin-left="1.552cm"/>
        </style:list-level-properties>
      </text:list-level-style-bullet>
      <text:list-level-style-bullet text:level="5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388cm" fo:margin-left="1.94cm"/>
        </style:list-level-properties>
      </text:list-level-style-bullet>
      <text:list-level-style-bullet text:level="6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388cm" fo:margin-left="2.328cm"/>
        </style:list-level-properties>
      </text:list-level-style-bullet>
      <text:list-level-style-bullet text:level="7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388cm" fo:margin-left="2.716cm"/>
        </style:list-level-properties>
      </text:list-level-style-bullet>
      <text:list-level-style-bullet text:level="8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388cm" fo:margin-left="3.104cm"/>
        </style:list-level-properties>
      </text:list-level-style-bullet>
      <text:list-level-style-bullet text:level="9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388cm" fo:margin-left="3.49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381cm" fo:margin-left="0.381cm"/>
        </style:list-level-properties>
      </text:list-level-style-bullet>
      <text:list-level-style-bullet text:level="2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388cm" fo:margin-left="0.776cm"/>
        </style:list-level-properties>
      </text:list-level-style-bullet>
      <text:list-level-style-bullet text:level="3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388cm" fo:margin-left="1.164cm"/>
        </style:list-level-properties>
      </text:list-level-style-bullet>
      <text:list-level-style-bullet text:level="4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388cm" fo:margin-left="1.552cm"/>
        </style:list-level-properties>
      </text:list-level-style-bullet>
      <text:list-level-style-bullet text:level="5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388cm" fo:margin-left="1.94cm"/>
        </style:list-level-properties>
      </text:list-level-style-bullet>
      <text:list-level-style-bullet text:level="6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388cm" fo:margin-left="2.328cm"/>
        </style:list-level-properties>
      </text:list-level-style-bullet>
      <text:list-level-style-bullet text:level="7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388cm" fo:margin-left="2.716cm"/>
        </style:list-level-properties>
      </text:list-level-style-bullet>
      <text:list-level-style-bullet text:level="8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388cm" fo:margin-left="3.104cm"/>
        </style:list-level-properties>
      </text:list-level-style-bullet>
      <text:list-level-style-bullet text:level="9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388cm" fo:margin-left="3.49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381cm" fo:margin-left="0.381cm"/>
        </style:list-level-properties>
      </text:list-level-style-bullet>
      <text:list-level-style-bullet text:level="2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388cm" fo:margin-left="0.776cm"/>
        </style:list-level-properties>
      </text:list-level-style-bullet>
      <text:list-level-style-bullet text:level="3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388cm" fo:margin-left="1.164cm"/>
        </style:list-level-properties>
      </text:list-level-style-bullet>
      <text:list-level-style-bullet text:level="4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388cm" fo:margin-left="1.552cm"/>
        </style:list-level-properties>
      </text:list-level-style-bullet>
      <text:list-level-style-bullet text:level="5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388cm" fo:margin-left="1.94cm"/>
        </style:list-level-properties>
      </text:list-level-style-bullet>
      <text:list-level-style-bullet text:level="6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388cm" fo:margin-left="2.328cm"/>
        </style:list-level-properties>
      </text:list-level-style-bullet>
      <text:list-level-style-bullet text:level="7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388cm" fo:margin-left="2.716cm"/>
        </style:list-level-properties>
      </text:list-level-style-bullet>
      <text:list-level-style-bullet text:level="8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388cm" fo:margin-left="3.104cm"/>
        </style:list-level-properties>
      </text:list-level-style-bullet>
      <text:list-level-style-bullet text:level="9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388cm" fo:margin-left="3.49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381cm" fo:margin-left="0.381cm"/>
        </style:list-level-properties>
      </text:list-level-style-bullet>
      <text:list-level-style-bullet text:level="2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388cm" fo:margin-left="0.776cm"/>
        </style:list-level-properties>
      </text:list-level-style-bullet>
      <text:list-level-style-bullet text:level="3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388cm" fo:margin-left="1.164cm"/>
        </style:list-level-properties>
      </text:list-level-style-bullet>
      <text:list-level-style-bullet text:level="4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388cm" fo:margin-left="1.552cm"/>
        </style:list-level-properties>
      </text:list-level-style-bullet>
      <text:list-level-style-bullet text:level="5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388cm" fo:margin-left="1.94cm"/>
        </style:list-level-properties>
      </text:list-level-style-bullet>
      <text:list-level-style-bullet text:level="6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388cm" fo:margin-left="2.328cm"/>
        </style:list-level-properties>
      </text:list-level-style-bullet>
      <text:list-level-style-bullet text:level="7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388cm" fo:margin-left="2.716cm"/>
        </style:list-level-properties>
      </text:list-level-style-bullet>
      <text:list-level-style-bullet text:level="8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388cm" fo:margin-left="3.104cm"/>
        </style:list-level-properties>
      </text:list-level-style-bullet>
      <text:list-level-style-bullet text:level="9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388cm" fo:margin-left="3.49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6:17:32.714667101</meta:creation-date>
    <dc:date>2019-03-19T16:28:24.135531486</dc:date>
    <meta:editing-duration>PT36M34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9" meta:paragraph-count="199" meta:word-count="2151" meta:character-count="12144" meta:non-whitespace-character-count="10288"/>
  </office:meta>
</office:document-meta>
</file>